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5.589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1.3972in"/>
    </style:style>
    <style:style style:name="co26" style:family="table-column">
      <style:table-column-properties fo:break-before="auto" style:column-width="0.6898in"/>
    </style:style>
    <style:style style:name="co27" style:family="table-column">
      <style:table-column-properties fo:break-before="auto" style:column-width="0.7in"/>
    </style:style>
    <style:style style:name="co28" style:family="table-column">
      <style:table-column-properties fo:break-before="auto" style:column-width="2.4047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3354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6465in"/>
    </style:style>
    <style:style style:name="co33" style:family="table-column">
      <style:table-column-properties fo:break-before="auto" style:column-width="0.4in"/>
    </style:style>
    <style:style style:name="co34" style:family="table-column">
      <style:table-column-properties fo:break-before="auto" style:column-width="0.6354in"/>
    </style:style>
    <style:style style:name="co35" style:family="table-column">
      <style:table-column-properties fo:break-before="auto" style:column-width="0.4752in"/>
    </style:style>
    <style:style style:name="co36" style:family="table-column">
      <style:table-column-properties fo:break-before="auto" style:column-width="0.3673in"/>
    </style:style>
    <style:style style:name="co37" style:family="table-column">
      <style:table-column-properties fo:break-before="auto" style:column-width="0.9362in"/>
    </style:style>
    <style:style style:name="co38" style:family="table-column">
      <style:table-column-properties fo:break-before="auto" style:column-width="0.6571in"/>
    </style:style>
    <style:style style:name="co39" style:family="table-column">
      <style:table-column-properties fo:break-before="auto" style:column-width="0.7102in"/>
    </style:style>
    <style:style style:name="co40" style:family="table-column">
      <style:table-column-properties fo:break-before="auto" style:column-width="0.7217in"/>
    </style:style>
    <style:style style:name="co41" style:family="table-column">
      <style:table-column-properties fo:break-before="auto" style:column-width="0.9575in"/>
    </style:style>
    <style:style style:name="co42" style:family="table-column">
      <style:table-column-properties fo:break-before="auto" style:column-width="0.5602in"/>
    </style:style>
    <style:style style:name="co43" style:family="table-column">
      <style:table-column-properties fo:break-before="auto" style:column-width="0.5929in"/>
    </style:style>
    <style:style style:name="co44" style:family="table-column">
      <style:table-column-properties fo:break-before="auto" style:column-width="0.8398in"/>
    </style:style>
    <style:style style:name="co45" style:family="table-column">
      <style:table-column-properties fo:break-before="auto" style:column-width="0.6783in"/>
    </style:style>
    <style:style style:name="co46" style:family="table-column">
      <style:table-column-properties fo:break-before="auto" style:column-width="0.8283in"/>
    </style:style>
    <style:style style:name="co47" style:family="table-column">
      <style:table-column-properties fo:break-before="auto" style:column-width="0.5819in"/>
    </style:style>
    <style:style style:name="co48" style:family="table-column">
      <style:table-column-properties fo:break-before="auto" style:column-width="0.8717in"/>
    </style:style>
    <style:style style:name="co49" style:family="table-column">
      <style:table-column-properties fo:break-before="auto" style:column-width="3.7134in"/>
    </style:style>
    <style:style style:name="co50" style:family="table-column">
      <style:table-column-properties fo:break-before="auto" style:column-width="3.2839in"/>
    </style:style>
    <style:style style:name="co51" style:family="table-column">
      <style:table-column-properties fo:break-before="auto" style:column-width="3.1445in"/>
    </style:style>
    <style:style style:name="co52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32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ccff99" fo:border="0.06pt solid #000000"/>
    </style:style>
    <style:style style:name="ce45" style:family="table-cell" style:parent-style-name="Default">
      <style:table-cell-properties fo:background-color="transparent" fo:border="0.06pt solid #000000"/>
    </style:style>
    <style:style style:name="ce46" style:family="table-cell" style:parent-style-name="Default">
      <style:table-cell-properties fo:background-color="#ccccff" fo:border="0.06pt solid #000000"/>
    </style:style>
    <style:style style:name="ce47" style:family="table-cell" style:parent-style-name="Default">
      <style:table-cell-properties fo:background-color="#ff9999" fo:border="0.06pt solid #000000"/>
    </style:style>
    <style:style style:name="ce48" style:family="table-cell" style:parent-style-name="Default">
      <style:table-cell-properties fo:background-color="#ffd320" fo:border="0.06pt solid #000000"/>
    </style:style>
    <style:style style:name="ce49" style:family="table-cell" style:parent-style-name="Default">
      <style:table-cell-properties fo:background-color="#ff420e" fo:border="0.06pt solid #000000"/>
    </style:style>
  </office:automatic-styles>
  <office:body>
    <office:spreadsheet>
      <table:table table:name="Detail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1" office:value-type="string" calcext:value-type="string">
            <text:p>Categories</text:p>
          </table:table-cell>
          <table:table-cell table:style-name="ce5" office:value-type="string" calcext:value-type="string">
            <text:p>Types</text:p>
          </table:table-cell>
          <table:table-cell table:style-name="ce12" office:value-type="string" calcext:value-type="string">
            <text:p>Classes</text:p>
          </table:table-cell>
          <table:table-cell/>
          <table:table-cell table:style-name="ce16" office:value-type="string" calcext:value-type="string">
            <text:p>NonStandard</text:p>
          </table:table-cell>
          <table:table-cell table:style-name="ce17" office:value-type="string" calcext:value-type="string">
            <text:p>All Tokens</text:p>
          </table:table-cell>
          <table:table-cell table:style-name="ce18" office:value-type="string" calcext:value-type="string">
            <text:p>Ranged Stuff</text:p>
          </table:table-cell>
          <table:table-cell table:style-name="ce19" office:value-type="string" calcext:value-type="string">
            <text:p>Armor Stuff</text:p>
          </table:table-cell>
          <table:table-cell table:style-name="ce20" office:value-type="string" calcext:value-type="string">
            <text:p>Attacks</text:p>
          </table:table-cell>
          <table:table-cell/>
          <table:table-cell table:style-name="ce1" office:value-type="string" calcext:value-type="string">
            <text:p>Column</text:p>
          </table:table-cell>
          <table:table-cell table:style-name="ce5" office:value-type="string" calcext:value-type="string">
            <text:p>Standard Use</text:p>
          </table:table-cell>
          <table:table-cell table:style-name="ce12" office:value-type="string" calcext:value-type="string">
            <text:p>Non-Standard Use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table:number-columns-repeated="9"/>
          <table:table-cell office:value-type="string" calcext:value-type="string">
            <text:p>2H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MinSize for Enhanced System and Journal gui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9"/>
          <table:table-cell office:value-type="string" calcext:value-type="string">
            <text:p>Block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Used in the Enhanced System to allow non shield items a chance to block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9"/>
          <table:table-cell office:value-type="string" calcext:value-type="string">
            <text:p>Capacit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 reference for the items magical capabilities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 table:number-columns-repeated="9"/>
          <table:table-cell office:value-type="string" calcext:value-type="string">
            <text:p>Class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table:number-columns-repeated="9"/>
          <table:table-cell office:value-type="string" calcext:value-type="string">
            <text:p>Hits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Used in the Enhanced System to allow items with attacks a chance to hit multiple times</text:p>
          </table:table-cell>
        </table:table-row>
        <table:table-row table:style-name="ro1">
          <table:table-cell table:style-name="ce3" office:value-type="string" calcext:value-type="string">
            <text:p>WEAPON</text:p>
          </table:table-cell>
          <table:table-cell table:style-name="ce6"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number-columns-repeated="7"/>
          <table:table-cell office:value-type="string" calcext:value-type="string">
            <text:p>Improvemen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indicate an improved version of a different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XE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sed in the Enhanced System as an indicator of complex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table:number-columns-repeated="7"/>
          <table:table-cell office:value-type="string" calcext:value-type="string">
            <text:p>Min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2HSize for Enhanced System and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number-columns-repeated="7"/>
          <table:table-cell office:value-type="string" calcext:value-type="string">
            <text:p>On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attack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GGER</text:p>
          </table:table-cell>
          <table:table-cell table:number-columns-repeated="7"/>
          <table:table-cell office:value-type="string" calcext:value-type="string">
            <text:p>OnBlo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used to bl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7"/>
          <table:table-cell office:value-type="string" calcext:value-type="string">
            <text:p>OnDod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unit dodges with the item equipp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</text:p>
          </table:table-cell>
          <table:table-cell table:number-columns-repeated="7"/>
          <table:table-cell office:value-type="string" calcext:value-type="string">
            <text:p>OnEqui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equipped</text:p>
          </table:table-cell>
        </table:table-row>
        <table:table-row table:style-name="ro1">
          <table:table-cell/>
          <table:table-cell table:style-name="ce6"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number-columns-repeated="7"/>
          <table:table-cell office:value-type="string" calcext:value-type="string">
            <text:p>OnPar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parried wi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number-columns-repeated="7"/>
          <table:table-cell office:value-type="string" calcext:value-type="string">
            <text:p>OnWou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causes a wound on a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WDART</text:p>
          </table:table-cell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the Enhanced System as a comparison 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NPOWDER</text:p>
          </table:table-cell>
          <table:table-cell table:number-columns-repeated="7"/>
          <table:table-cell office:value-type="string" calcext:value-type="string">
            <text:p>Skill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for custom skills in various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7"/>
          <table:table-cell office:value-type="string" calcext:value-type="string">
            <text:p>Ti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for TWBT and the Journal g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ING</text:p>
          </table:table-cell>
          <table:table-cell table:number-columns-repeated="7"/>
          <table:table-cell office:value-type="string" calcext:value-type="string">
            <text:p>Ty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/>
          <table:table-cell office:value-type="string" calcext:value-type="string">
            <text:p>DEFENSE</text:p>
          </table:table-cell>
          <table:table-cell office:value-type="string" calcext:value-type="string">
            <text:p>SHIELD</text:p>
          </table:table-cell>
          <table:table-cell table:number-columns-repeated="7"/>
          <table:table-cell office:value-type="string" calcext:value-type="string">
            <text:p>Us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reference the abilities related to the item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9"/>
          <table:table-cell office:value-type="string" calcext:value-type="string">
            <text:p>Valu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n indicator of rarity/worth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9"/>
          <table:table-cell office:value-type="string" calcext:value-type="string">
            <text:p>Cr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ical chance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number-columns-repeated="9"/>
          <table:table-cell office:value-type="string" calcext:value-type="string">
            <text:p>CritBo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critcal bonus</text:p>
          </table:table-cell>
        </table:table-row>
        <table:table-row table:style-name="ro1">
          <table:table-cell office:value-type="string" calcext:value-type="string">
            <text:p>TRAPCOMP</text:p>
          </table:table-cell>
          <table:table-cell table:number-columns-repeated="9"/>
          <table:table-cell office:value-type="string" calcext:value-type="string">
            <text:p>HitCh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hit chance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number-columns-repeated="9"/>
          <table:table-cell office:value-type="string" calcext:value-type="string">
            <text:p>Penet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hen equipped adds to the unit's physical skill penetration</text:p>
          </table:table-cell>
        </table:table-row>
        <table:table-row table:style-name="ro1">
          <table:table-cell table:style-name="ce4" office:value-type="string" calcext:value-type="string">
            <text:p>SIEGEAMMO</text:p>
          </table:table-cell>
          <table:table-cell table:style-name="ce7"/>
          <table:table-cell table:style-name="ce14"/>
          <table:table-cell table:number-columns-repeated="7"/>
          <table:table-cell table:style-name="ce4" office:value-type="string" calcext:value-type="string">
            <text:p>Speed</text:p>
          </table:table-cell>
          <table:table-cell table:style-name="ce7" office:value-type="string" calcext:value-type="string">
            <text:p>NA</text:p>
          </table:table-cell>
          <table:table-cell table:style-name="ce14" office:value-type="string" calcext:value-type="string">
            <text:p>When equipped adds to the unit's physical attack speed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Races</text:p>
          </table:table-cell>
          <table:table-cell table:style-name="ce8" office:value-type="string" calcext:value-type="string" table:number-columns-spanned="2" table:number-rows-spanned="1">
            <text:p>Inspiration</text:p>
          </table:table-cell>
          <table:covered-table-cell table:style-name="ce15"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RC</text:p>
          </table:table-cell>
          <table:table-cell table:style-name="ce9" office:value-type="string" calcext:value-type="string" table:number-columns-spanned="2" table:number-rows-spanned="1">
            <text:p>BCE Germany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SHARI</text:p>
          </table:table-cell>
          <table:table-cell table:style-name="ce10" office:value-type="string" calcext:value-type="string" table:number-columns-spanned="2" table:number-rows-spanned="1">
            <text:p>Ancient Egypt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UMAN</text:p>
          </table:table-cell>
          <table:table-cell table:style-name="ce9" office:value-type="string" calcext:value-type="string" table:number-columns-spanned="2" table:number-rows-spanned="1">
            <text:p>Medieval Europe and Roman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COATL</text:p>
          </table:table-cell>
          <table:table-cell table:style-name="ce9" office:value-type="string" calcext:value-type="string" table:number-columns-spanned="2" table:number-rows-spanned="1">
            <text:p>Mesoame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NOME</text:p>
          </table:table-cell>
          <table:table-cell table:style-name="ce9" office:value-type="string" calcext:value-type="string" table:number-columns-spanned="2" table:number-rows-spanned="1">
            <text:p>Steampunk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OBLIN</text:p>
          </table:table-cell>
          <table:table-cell table:style-name="ce9" office:value-type="string" calcext:value-type="string" table:number-columns-spanned="2" table:number-rows-spanned="1">
            <text:p>Central Africa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WARF</text:p>
          </table:table-cell>
          <table:table-cell table:style-name="ce9" office:value-type="string" calcext:value-type="string" table:number-columns-spanned="2" table:number-rows-spanned="1">
            <text:p>Nor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ROW</text:p>
          </table:table-cell>
          <table:table-cell table:style-name="ce9" office:value-type="string" calcext:value-type="string" table:number-columns-spanned="2" table:number-rows-spanned="1">
            <text:p>Japanese/Chinese</text:p>
          </table:table-cell>
          <table:covered-table-cell/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ELF</text:p>
          </table:table-cell>
          <table:table-cell table:style-name="ce11" office:value-type="string" calcext:value-type="string" table:number-columns-spanned="2" table:number-rows-spanned="1">
            <text:p>Native American</text:p>
          </table:table-cell>
          <table:covered-table-cell table:style-name="ce14"/>
          <table:table-cell table:number-columns-repeated="7"/>
          <table:table-cell table:style-name="Default"/>
          <table:table-cell/>
          <table:table-cell table:style-name="Default"/>
        </table:table-row>
      </table:table>
      <table:table table:name="List" table:style-name="ta1"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12" table:default-cell-style-name="ce27"/>
        <table:table-column table:style-name="co22" table:default-cell-style-name="ce27"/>
        <table:table-column table:style-name="co1" table:number-columns-repeated="1008" table:default-cell-style-name="ce27"/>
        <table:table-row table:style-name="ro1">
          <table:table-cell table:style-name="ce21" office:value-type="string" calcext:value-type="string" table:number-columns-spanned="16" table:number-rows-spanned="1">
            <text:p>Weapons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9" table:number-rows-spanned="1">
            <text:p>Melee</text:p>
          </table:table-cell>
          <table:covered-table-cell table:number-columns-repeated="7" table:style-name="ce28"/>
          <table:covered-table-cell table:style-name="ce35"/>
          <table:table-cell table:style-name="ce22" office:value-type="string" calcext:value-type="string" table:number-columns-spanned="6" table:number-rows-spanned="1">
            <text:p>Ranged</text:p>
          </table:table-cell>
          <table:covered-table-cell table:number-columns-repeated="4" table:style-name="ce28"/>
          <table:covered-table-cell table:style-name="ce35"/>
          <table:table-cell table:style-name="ce38" office:value-type="string" calcext:value-type="string">
            <text:p>Defensive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DAGGER</text:p>
          </table:table-cell>
          <table:table-cell table:style-name="ce29" office:value-type="string" calcext:value-type="string">
            <text:p>SWORD</text:p>
          </table:table-cell>
          <table:table-cell table:style-name="ce29" office:value-type="string" calcext:value-type="string">
            <text:p>PICK</text:p>
          </table:table-cell>
          <table:table-cell table:style-name="ce29" office:value-type="string" calcext:value-type="string">
            <text:p>AXE</text:p>
          </table:table-cell>
          <table:table-cell table:style-name="ce29" office:value-type="string" calcext:value-type="string">
            <text:p>CLUB</text:p>
          </table:table-cell>
          <table:table-cell table:style-name="ce29" office:value-type="string" calcext:value-type="string">
            <text:p>FIST</text:p>
          </table:table-cell>
          <table:table-cell table:style-name="ce29" office:value-type="string" calcext:value-type="string">
            <text:p>SPEAR</text:p>
          </table:table-cell>
          <table:table-cell table:style-name="ce29" office:value-type="string" calcext:value-type="string">
            <text:p>POLEARM</text:p>
          </table:table-cell>
          <table:table-cell table:style-name="ce34" office:value-type="string" calcext:value-type="string">
            <text:p>WHIP</text:p>
          </table:table-cell>
          <table:table-cell table:style-name="ce23" office:value-type="string" calcext:value-type="string">
            <text:p>THROWN</text:p>
          </table:table-cell>
          <table:table-cell table:style-name="ce29" office:value-type="string" calcext:value-type="string">
            <text:p>BOW</text:p>
          </table:table-cell>
          <table:table-cell table:style-name="ce29" office:value-type="string" calcext:value-type="string">
            <text:p>CROSSBOW</text:p>
          </table:table-cell>
          <table:table-cell table:style-name="ce29" office:value-type="string" calcext:value-type="string">
            <text:p>BLOWGUN</text:p>
          </table:table-cell>
          <table:table-cell table:style-name="ce29" office:value-type="string" calcext:value-type="string">
            <text:p>SLING</text:p>
          </table:table-cell>
          <table:table-cell table:style-name="ce34" office:value-type="string" calcext:value-type="string">
            <text:p>GUNPOWDER</text:p>
          </table:table-cell>
          <table:table-cell table:style-name="ce39" office:value-type="string" calcext:value-type="string">
            <text:p>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]));2);&quot;&quot;)" office:value-type="string" office:string-value="SICKLE" calcext:value-type="string">
            <text:p>SICKLE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]));2);&quot;&quot;)" office:value-type="string" office:string-value="SWORD_SHORT" calcext:value-type="string">
            <text:p>SWORD_SHORT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]));2);&quot;&quot;)" office:value-type="string" office:string-value="PICKAXE" calcext:value-type="string">
            <text:p>PICKAXE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]));2);&quot;&quot;)" office:value-type="string" office:string-value="GREAT_AXE" calcext:value-type="string">
            <text:p>GREAT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]));2);&quot;&quot;)" office:value-type="string" office:string-value="CLUB" calcext:value-type="string">
            <text:p>CLUB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]));2);&quot;&quot;)" office:value-type="string" office:string-value="BAGH_NAKA" calcext:value-type="string">
            <text:p>BAGH_NAKA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]));2);&quot;&quot;)" office:value-type="string" office:string-value="LANCE" calcext:value-type="string">
            <text:p>LANCE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]));2);&quot;&quot;)" office:value-type="string" office:string-value="BARDICHE" calcext:value-type="string">
            <text:p>BARDIC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]));2);&quot;&quot;)" office:value-type="string" office:string-value="BULLWHIP" calcext:value-type="string">
            <text:p>BULL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]));2);&quot;&quot;)" office:value-type="string" office:string-value="HARPOON" calcext:value-type="string">
            <text:p>HARPOO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]));2);&quot;&quot;)" office:value-type="string" office:string-value="LONG_BOW" calcext:value-type="string">
            <text:p>LONG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]));2);&quot;&quot;)" office:value-type="string" office:string-value="CROSSBOW" calcext:value-type="string">
            <text:p>CROSSBOW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]));2);&quot;&quot;)" office:value-type="string" office:string-value="BLOWGUN" calcext:value-type="string">
            <text:p>BLOWGUN</text:p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]));2);&quot;&quot;)" office:value-type="string" office:string-value="SLING" calcext:value-type="string">
            <text:p>SLING</text:p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]));2);&quot;&quot;)" office:value-type="string" office:string-value="BLUNDERBUSS" calcext:value-type="string">
            <text:p>BLUNDERBUSS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]));2);&quot;&quot;)" office:value-type="string" office:string-value="BUCKLER" calcext:value-type="string">
            <text:p>BUCKLER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]));2);&quot;&quot;)" office:value-type="string" office:string-value="DAGGER" calcext:value-type="string">
            <text:p>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]));2);&quot;&quot;)" office:value-type="string" office:string-value="LONG_SWORD" calcext:value-type="string">
            <text:p>LONG_SWORD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]));2);&quot;&quot;)" office:value-type="string" office:string-value="MATTOCK" calcext:value-type="string">
            <text:p>MATTOCK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]));2);&quot;&quot;)" office:value-type="string" office:string-value="BATTLE_AXE" calcext:value-type="string">
            <text:p>BATTLE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]));2);&quot;&quot;)" office:value-type="string" office:string-value="BO" calcext:value-type="string">
            <text:p>BO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]));2);&quot;&quot;)" office:value-type="string" office:string-value="CESTUS" calcext:value-type="string">
            <text:p>CESTUS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]));2);&quot;&quot;)" office:value-type="string" office:string-value="SPEAR" calcext:value-type="string">
            <text:p>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]));2);&quot;&quot;)" office:value-type="string" office:string-value="GLAIVE" calcext:value-type="string">
            <text:p>GLAIV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]));2);&quot;&quot;)" office:value-type="string" office:string-value="CHAIN_WHIP" calcext:value-type="string">
            <text:p>CHAIN_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]));2);&quot;&quot;)" office:value-type="string" office:string-value="JAVELIN" calcext:value-type="string">
            <text:p>JAVELI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]));2);&quot;&quot;)" office:value-type="string" office:string-value="SHORT_BOW" calcext:value-type="string">
            <text:p>SHORT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]));2);&quot;&quot;)" office:value-type="string" office:string-value="ARBALEST" calcext:value-type="string">
            <text:p>ARBALEST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]));2);&quot;&quot;)" office:value-type="string" office:string-value="FUKIYA" calcext:value-type="string">
            <text:p>FUKIYA</text:p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]));2);&quot;&quot;)" office:value-type="string" office:string-value="KESTROS" calcext:value-type="string">
            <text:p>KESTROS</text:p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]));2);&quot;&quot;)" office:value-type="string" office:string-value="CARBINE" calcext:value-type="string">
            <text:p>CARBINE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]));2);&quot;&quot;)" office:value-type="string" office:string-value="KITE_SHIELD" calcext:value-type="string">
            <text:p>KITE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3]));2);&quot;&quot;)" office:value-type="string" office:string-value="STILETTO" calcext:value-type="string">
            <text:p>STILETTO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3]));2);&quot;&quot;)" office:value-type="string" office:string-value="BROAD_SWORD" calcext:value-type="string">
            <text:p>BROAD_SWORD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3]));2);&quot;&quot;)" office:value-type="string" office:string-value="KAMA" calcext:value-type="string">
            <text:p>KAMA</text:p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3]));2);&quot;&quot;)" office:value-type="string" office:string-value="BROADAXE" calcext:value-type="string">
            <text:p>BROAD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3]));2);&quot;&quot;)" office:value-type="string" office:string-value="MORNING_STAR" calcext:value-type="string">
            <text:p>MORNING_STA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3]));2);&quot;&quot;)" office:value-type="string" office:string-value="KATAR" calcext:value-type="string">
            <text:p>KATAR</text:p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3]));2);&quot;&quot;)" office:value-type="string" office:string-value="PIKE" calcext:value-type="string">
            <text:p>PIKE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3]));2);&quot;&quot;)" office:value-type="string" office:string-value="HALBERD" calcext:value-type="string">
            <text:p>HALBERD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3]));2);&quot;&quot;)" office:value-type="string" office:string-value="WHIP" calcext:value-type="string">
            <text:p>WHIP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3]));2);&quot;&quot;)" office:value-type="string" office:string-value="PILUM" calcext:value-type="string">
            <text:p>PILUM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3]));2);&quot;&quot;)" office:value-type="string" office:string-value="RECURVE_BOW" calcext:value-type="string">
            <text:p>RECURVE_BOW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3]));2);&quot;&quot;)" office:value-type="string" office:string-value="REPEATING_CROSSBOW" calcext:value-type="string">
            <text:p>REPEATING_CROSSBOW</text:p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3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3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3]));2);&quot;&quot;)" office:value-type="string" office:string-value="FLINTLOCK" calcext:value-type="string">
            <text:p>FLINTLOCK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3]));2);&quot;&quot;)" office:value-type="string" office:string-value="HEATER_SHIELD" calcext:value-type="string">
            <text:p>HEATER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4]));2);&quot;&quot;)" office:value-type="string" office:string-value="DIRK" calcext:value-type="string">
            <text:p>DIRK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4]));2);&quot;&quot;)" office:value-type="string" office:string-value="CLAYMORE" calcext:value-type="string">
            <text:p>CLAYMOR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4]));2);&quot;&quot;)" office:value-type="string" office:string-value="HAND_AXE" calcext:value-type="string">
            <text:p>HAND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4]));2);&quot;&quot;)" office:value-type="string" office:string-value="FLAIL" calcext:value-type="string">
            <text:p>FLAIL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4]));2);&quot;&quot;)" office:value-type="string" office:string-value="PITCHFORK" calcext:value-type="string">
            <text:p>PITCHFORK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4]));2);&quot;&quot;)" office:value-type="string" office:string-value="NAGINATA" calcext:value-type="string">
            <text:p>NAGINATA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4]));2);&quot;&quot;)" office:value-type="string" office:string-value="LASSO" calcext:value-type="string">
            <text:p>LASSO</text:p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4]));2);&quot;&quot;)" office:value-type="string" office:string-value="CHAKRAM" calcext:value-type="string">
            <text:p>CHAKRAM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4]));2);&quot;&quot;)" office:value-type="string" office:string-value="DAIKYU" calcext:value-type="string">
            <text:p>DAIKYU</text:p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4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4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4]));2);&quot;&quot;)" office:value-type="string" office:string-value="MUSKET" calcext:value-type="string">
            <text:p>MUSKET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4]));2);&quot;&quot;)" office:value-type="string" office:string-value="TARGE" calcext:value-type="string">
            <text:p>TARGE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5]));2);&quot;&quot;)" office:value-type="string" office:string-value="HUNTING_DAGGER" calcext:value-type="string">
            <text:p>HUNTING_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5]));2);&quot;&quot;)" office:value-type="string" office:string-value="FALCHION" calcext:value-type="string">
            <text:p>FALCHION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5]));2);&quot;&quot;)" office:value-type="string" office:string-value="HATCHET" calcext:value-type="string">
            <text:p>HATCHET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5]));2);&quot;&quot;)" office:value-type="string" office:string-value="HAMMER" calcext:value-type="string">
            <text:p>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5]));2);&quot;&quot;)" office:value-type="string" office:string-value="TRIDENT" calcext:value-type="string">
            <text:p>TRIDENT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5]));2);&quot;&quot;)" office:value-type="string" office:string-value="POLEAXE" calcext:value-type="string">
            <text:p>POLEAX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5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5]));2);&quot;&quot;)" office:value-type="string" office:string-value="SHURIKEN" calcext:value-type="string">
            <text:p>SHURIKEN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5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5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5]));2);&quot;&quot;)" office:value-type="string" office:string-value="MATCHLOCK" calcext:value-type="string">
            <text:p>MATCHLOCK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5]));2);&quot;&quot;)" office:value-type="string" office:string-value="GREAT_SHIELD" calcext:value-type="string">
            <text:p>GREAT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6]));2);&quot;&quot;)" office:value-type="string" office:string-value="PARRYING_DAGGER" calcext:value-type="string">
            <text:p>PARRYING_DAGGER</text:p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6]));2);&quot;&quot;)" office:value-type="string" office:string-value="RAPIER" calcext:value-type="string">
            <text:p>RAPIE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6]));2);&quot;&quot;)" office:value-type="string" office:string-value="LABRYS" calcext:value-type="string">
            <text:p>LABRYS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6]));2);&quot;&quot;)" office:value-type="string" office:string-value="WAR_HAMMER" calcext:value-type="string">
            <text:p>WAR_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6]));2);&quot;&quot;)" office:value-type="string" office:string-value="BOAR_SPEAR" calcext:value-type="string">
            <text:p>BOAR_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6]));2);&quot;&quot;)" office:value-type="string" office:string-value="SCYTHE" calcext:value-type="string">
            <text:p>SCYT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6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6]));2);&quot;&quot;)" office:value-type="string" office:string-value="KUNAI" calcext:value-type="string">
            <text:p>KUNAI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6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6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6]));2);&quot;&quot;)" office:value-type="string" office:string-value="PISTOL" calcext:value-type="string">
            <text:p>PISTOL</text:p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6]));2);&quot;&quot;)" office:value-type="string" office:string-value="TOWER_SHIELD" calcext:value-type="string">
            <text:p>TOWER_SHIELD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7]));2);&quot;&quot;)" office:value-type="string" office:string-value="CUTLASS" calcext:value-type="string">
            <text:p>CUTLAS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7]));2);&quot;&quot;)" office:value-type="string" office:string-value="BEARDED_AXE" calcext:value-type="string">
            <text:p>BEARDED_AXE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7]));2);&quot;&quot;)" office:value-type="string" office:string-value="MACE" calcext:value-type="string">
            <text:p>MACE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7]));2);&quot;&quot;)" office:value-type="string" office:string-value="YARI" calcext:value-type="string">
            <text:p>YARI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7]));2);&quot;&quot;)" office:value-type="string" office:string-value="WAR_SCYTHE" calcext:value-type="string">
            <text:p>WAR_SCYTH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7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7]));2);&quot;&quot;)" office:value-type="string" office:string-value="THROWING_KNIFE" calcext:value-type="string">
            <text:p>THROWING_KNIFE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7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7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7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7]));2);&quot;&quot;)" office:value-type="string" office:string-value="PARMA" calcext:value-type="string">
            <text:p>PARMA</text:p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8]));2);&quot;&quot;)" office:value-type="string" office:string-value="KHOPESH" calcext:value-type="string">
            <text:p>KHOPESH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8]));2);&quot;&quot;)" office:value-type="string" office:string-value="TOMAHAWK" calcext:value-type="string">
            <text:p>TOMAHAWK</text:p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8]));2);&quot;&quot;)" office:value-type="string" office:string-value="SLEDGEHAMMER" calcext:value-type="string">
            <text:p>SLEDGEHAMM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8]));2);&quot;&quot;)" office:value-type="string" office:string-value="SPETUM" calcext:value-type="string">
            <text:p>SPETUM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8]));2);&quot;&quot;)" office:value-type="string" office:string-value="VOULGE" calcext:value-type="string">
            <text:p>VOULGE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8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8]));2);&quot;&quot;)" office:value-type="string" office:string-value="THROWING_AXE" calcext:value-type="string">
            <text:p>THROWING_AXE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8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8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8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9]));2);&quot;&quot;)" office:value-type="string" office:string-value="SCIMITAR" calcext:value-type="string">
            <text:p>SCIMITA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9]));2);&quot;&quot;)" office:value-type="string" office:string-value="MAUL" calcext:value-type="string">
            <text:p>MAUL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9]));2);&quot;&quot;)" office:value-type="string" office:string-value="LONG_SPEAR" calcext:value-type="string">
            <text:p>LONG_SPEAR</text:p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9]));2);&quot;&quot;)" office:value-type="string" office:string-value="BEC_DE_CORBIN" calcext:value-type="string">
            <text:p>BEC_DE_CORBIN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9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9]));2);&quot;&quot;)" office:value-type="string" office:string-value="BOLAS" calcext:value-type="string">
            <text:p>BOLAS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9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9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9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0]));2);&quot;&quot;)" office:value-type="string" office:string-value="EPEE" calcext:value-type="string">
            <text:p>EPE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0]));2);&quot;&quot;)" office:value-type="string" office:string-value="STAFF" calcext:value-type="string">
            <text:p>STAFF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0]));2);&quot;&quot;)" office:value-type="string" office:string-value="LUCERNE_HAMMER" calcext:value-type="string">
            <text:p>LUCERNE_HAMMER</text:p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0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0]));2);&quot;&quot;)" office:value-type="string" office:string-value="THROWING_DART" calcext:value-type="string">
            <text:p>THROWING_DART</text:p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0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0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0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1]));2);&quot;&quot;)" office:value-type="string" office:string-value="ESTOC" calcext:value-type="string">
            <text:p>ESTOC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1]));2);&quot;&quot;)" office:value-type="string" office:string-value="TONFA" calcext:value-type="string">
            <text:p>TONFA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1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1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1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1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1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2]));2);&quot;&quot;)" office:value-type="string" office:string-value="FLAMBERGE" calcext:value-type="string">
            <text:p>FLAMBERGE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2]));2);&quot;&quot;)" office:value-type="string" office:string-value="SCEPTER" calcext:value-type="string">
            <text:p>SCEPTER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2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2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2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2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2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3]));2);&quot;&quot;)" office:value-type="string" office:string-value="SPATHA" calcext:value-type="string">
            <text:p>SPATH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3]));2);&quot;&quot;)" office:value-type="string" office:string-value="QUARTERSTAFF" calcext:value-type="string">
            <text:p>QUARTERSTAFF</text:p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3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3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3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3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3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4]));2);&quot;&quot;)" office:value-type="string" office:string-value="KATANA" calcext:value-type="string">
            <text:p>KATAN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4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4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4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4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4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5]));2);&quot;&quot;)" office:value-type="string" office:string-value="ZWEIHANDER" calcext:value-type="string">
            <text:p>ZWEIHANDER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5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5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5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5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5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6]));2);&quot;&quot;)" office:value-type="string" office:string-value="GLADIUS" calcext:value-type="string">
            <text:p>GLADIU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6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6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6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6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6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7]));2);&quot;&quot;)" office:value-type="string" office:string-value="KODACHI" calcext:value-type="string">
            <text:p>KODACHI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7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7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7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7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7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8]));2);&quot;&quot;)" office:value-type="string" office:string-value="KOPIS" calcext:value-type="string">
            <text:p>KOPIS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8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8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8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8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8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19]));2);&quot;&quot;)" office:value-type="string" office:string-value="FALCATA" calcext:value-type="string">
            <text:p>FALCATA</text:p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19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19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19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19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19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1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0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0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0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0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0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Weapons.$D$2:.$G$500]; SMALL(IF(([.A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B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C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D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E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F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G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H$3]=[Weapons.$D$2:.$D$500]); ROW([Weapons.$D$2:.$D$500])-MIN(ROW([Weapons.$D$2:.$D$500]))+1;&quot;&quot;);ROWS([.$A$1:.$A21]));2);&quot;&quot;)">
            <text:p/>
          </table:table-cell>
          <table:table-cell table:style-name="ce10" table:number-matrix-columns-spanned="1" table:number-matrix-rows-spanned="1" table:formula="of:=IFERROR(INDEX([Weapons.$D$2:.$G$500]; SMALL(IF(([.I$3]=[Weapons.$D$2:.$D$500]); ROW([Weapons.$D$2:.$D$500])-MIN(ROW([Weapons.$D$2:.$D$500]))+1;&quot;&quot;);ROWS([.$A$1:.$A21]));2);&quot;&quot;)">
            <text:p/>
          </table:table-cell>
          <table:table-cell table:style-name="ce24" table:number-matrix-columns-spanned="1" table:number-matrix-rows-spanned="1" table:formula="of:=IFERROR(INDEX([Weapons.$D$2:.$G$500]; SMALL(IF(([.J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K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L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M$3]=[Weapons.$D$2:.$D$500]); ROW([Weapons.$D$2:.$D$500])-MIN(ROW([Weapons.$D$2:.$D$500]))+1;&quot;&quot;);ROWS([.$A$1:.$A21]));2);&quot;&quot;)">
            <text:p/>
          </table:table-cell>
          <table:table-cell table:style-name="ce30" table:number-matrix-columns-spanned="1" table:number-matrix-rows-spanned="1" table:formula="of:=IFERROR(INDEX([Weapons.$D$2:.$G$500]; SMALL(IF(([.N$3]=[Weapons.$D$2:.$D$500]); ROW([Weapons.$D$2:.$D$500])-MIN(ROW([Weapons.$D$2:.$D$500]))+1;&quot;&quot;);ROWS([.$A$1:.$A21]));2);&quot;&quot;)">
            <text:p/>
          </table:table-cell>
          <table:table-cell table:style-name="ce10" table:number-matrix-columns-spanned="1" table:number-matrix-rows-spanned="1" table:formula="of:=IFERROR(INDEX([Weapons.$D$2:.$G$500]; SMALL(IF(([.O$3]=[Weapons.$D$2:.$D$500]); ROW([Weapons.$D$2:.$D$500])-MIN(ROW([Weapons.$D$2:.$D$500]))+1;&quot;&quot;);ROWS([.$A$1:.$A21]));2);&quot;&quot;)">
            <text:p/>
          </table:table-cell>
          <table:table-cell table:style-name="ce40" table:number-matrix-columns-spanned="1" table:number-matrix-rows-spanned="1" table:formula="of:=IFERROR(INDEX([Weapons.$D$2:.$G$500]; SMALL(IF(([.P$3]=[Weapons.$D$2:.$D$500]); ROW([Weapons.$D$2:.$D$500])-MIN(ROW([Weapons.$D$2:.$D$500]))+1;&quot;&quot;);ROWS([.$A$1:.$A21]));2);&quot;&quot;)">
            <text:p/>
          </table:table-cell>
          <table:table-cell table:number-columns-repeated="1008"/>
        </table:table-row>
        <table:table-row table:style-name="ro1">
          <table:table-cell table:style-name="ce25" table:number-matrix-columns-spanned="1" table:number-matrix-rows-spanned="1" table:formula="of:=IFERROR(INDEX([Weapons.$D$2:.$G$500]; SMALL(IF(([.A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B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C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D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E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F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G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H$3]=[Weapons.$D$2:.$D$500]); ROW([Weapons.$D$2:.$D$500])-MIN(ROW([Weapons.$D$2:.$D$500]))+1;&quot;&quot;);ROWS([.$A$1:.$A22]));2);&quot;&quot;)">
            <text:p/>
          </table:table-cell>
          <table:table-cell table:style-name="ce36" table:number-matrix-columns-spanned="1" table:number-matrix-rows-spanned="1" table:formula="of:=IFERROR(INDEX([Weapons.$D$2:.$G$500]; SMALL(IF(([.I$3]=[Weapons.$D$2:.$D$500]); ROW([Weapons.$D$2:.$D$500])-MIN(ROW([Weapons.$D$2:.$D$500]))+1;&quot;&quot;);ROWS([.$A$1:.$A22]));2);&quot;&quot;)">
            <text:p/>
          </table:table-cell>
          <table:table-cell table:style-name="ce25" table:number-matrix-columns-spanned="1" table:number-matrix-rows-spanned="1" table:formula="of:=IFERROR(INDEX([Weapons.$D$2:.$G$500]; SMALL(IF(([.J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K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L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M$3]=[Weapons.$D$2:.$D$500]); ROW([Weapons.$D$2:.$D$500])-MIN(ROW([Weapons.$D$2:.$D$500]))+1;&quot;&quot;);ROWS([.$A$1:.$A22]));2);&quot;&quot;)">
            <text:p/>
          </table:table-cell>
          <table:table-cell table:style-name="ce31" table:number-matrix-columns-spanned="1" table:number-matrix-rows-spanned="1" table:formula="of:=IFERROR(INDEX([Weapons.$D$2:.$G$500]; SMALL(IF(([.N$3]=[Weapons.$D$2:.$D$500]); ROW([Weapons.$D$2:.$D$500])-MIN(ROW([Weapons.$D$2:.$D$500]))+1;&quot;&quot;);ROWS([.$A$1:.$A22]));2);&quot;&quot;)">
            <text:p/>
          </table:table-cell>
          <table:table-cell table:style-name="ce36" table:number-matrix-columns-spanned="1" table:number-matrix-rows-spanned="1" table:formula="of:=IFERROR(INDEX([Weapons.$D$2:.$G$500]; SMALL(IF(([.O$3]=[Weapons.$D$2:.$D$500]); ROW([Weapons.$D$2:.$D$500])-MIN(ROW([Weapons.$D$2:.$D$500]))+1;&quot;&quot;);ROWS([.$A$1:.$A22]));2);&quot;&quot;)">
            <text:p/>
          </table:table-cell>
          <table:table-cell table:style-name="ce41" table:number-matrix-columns-spanned="1" table:number-matrix-rows-spanned="1" table:formula="of:=IFERROR(INDEX([Weapons.$D$2:.$G$500]; SMALL(IF(([.P$3]=[Weapons.$D$2:.$D$500]); ROW([Weapons.$D$2:.$D$500])-MIN(ROW([Weapons.$D$2:.$D$500]))+1;&quot;&quot;);ROWS([.$A$1:.$A22]));2);&quot;&quot;)">
            <text:p/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7" table:number-rows-spanned="1">
            <text:p>Armor</text:p>
          </table:table-cell>
          <table:covered-table-cell table:number-columns-repeated="5" table:style-name="ce32"/>
          <table:covered-table-cell table:style-name="ce33"/>
          <table:table-cell table:style-name="ce22" office:value-type="string" calcext:value-type="string" table:number-columns-spanned="7" table:number-rows-spanned="1">
            <text:p>Clothing</text:p>
          </table:table-cell>
          <table:covered-table-cell table:style-name="ce33"/>
          <table:covered-table-cell table:style-name="ce37"/>
          <table:covered-table-cell table:number-columns-repeated="3" table:style-name="ce32"/>
          <table:covered-table-cell table:style-name="ce33"/>
          <table:table-cell table:style-name="ce21" office:value-type="string" calcext:value-type="string" table:number-columns-spanned="2" table:number-rows-spanned="1">
            <text:p>Tools</text:p>
          </table:table-cell>
          <table:covered-table-cell table:style-name="ce42"/>
          <table:table-cell table:number-columns-repeated="1008"/>
        </table:table-row>
        <table:table-row table:style-name="ro1">
          <table:table-cell table:style-name="ce23" office:value-type="string" calcext:value-type="string">
            <text:p>HEAD</text:p>
          </table:table-cell>
          <table:table-cell table:style-name="ce29" office:value-type="string" calcext:value-type="string">
            <text:p>TORSO</text:p>
          </table:table-cell>
          <table:table-cell table:style-name="ce29" office:value-type="string" calcext:value-type="string">
            <text:p>ARMS</text:p>
          </table:table-cell>
          <table:table-cell table:style-name="ce29" office:value-type="string" calcext:value-type="string">
            <text:p>LEGS</text:p>
          </table:table-cell>
          <table:table-cell table:style-name="ce29" office:value-type="string" calcext:value-type="string">
            <text:p>HANDS</text:p>
          </table:table-cell>
          <table:table-cell table:style-name="ce29" office:value-type="string" calcext:value-type="string">
            <text:p>FEET</text:p>
          </table:table-cell>
          <table:table-cell table:style-name="ce34" office:value-type="string" calcext:value-type="string">
            <text:p>BACK</text:p>
          </table:table-cell>
          <table:table-cell table:style-name="ce23" office:value-type="string" calcext:value-type="string">
            <text:p>HEAD</text:p>
          </table:table-cell>
          <table:table-cell table:style-name="ce29" office:value-type="string" calcext:value-type="string">
            <text:p>TORSO</text:p>
          </table:table-cell>
          <table:table-cell table:style-name="ce29" office:value-type="string" calcext:value-type="string">
            <text:p>ARMS</text:p>
          </table:table-cell>
          <table:table-cell table:style-name="ce29" office:value-type="string" calcext:value-type="string">
            <text:p>LEGS</text:p>
          </table:table-cell>
          <table:table-cell table:style-name="ce29" office:value-type="string" calcext:value-type="string">
            <text:p>HANDS</text:p>
          </table:table-cell>
          <table:table-cell table:style-name="ce29" office:value-type="string" calcext:value-type="string">
            <text:p>FEET</text:p>
          </table:table-cell>
          <table:table-cell table:style-name="ce34" office:value-type="string" calcext:value-type="string">
            <text:p>BACK</text:p>
          </table:table-cell>
          <table:table-cell table:style-name="ce29" office:value-type="string" calcext:value-type="string">
            <text:p>USEFUL</text:p>
          </table:table-cell>
          <table:table-cell table:style-name="ce34" office:value-type="string" calcext:value-type="string">
            <text:p>IMPROVE</text:p>
          </table:table-cell>
          <table:table-cell table:number-columns-repeated="1008"/>
        </table:table-row>
        <table:table-row table:style-name="ro1">
          <table:table-cell table:style-name="ce26" table:number-matrix-columns-spanned="1" table:number-matrix-rows-spanned="1" table:formula="of:=IFERROR(INDEX([Armor.$D$2:.$G$500]; SMALL(IF(([.A$27]=[Armor.$D$2:.$D$500]); ROW([Armor.$D$2:.$D$500])-MIN(ROW([Armor.$D$2:.$D$500]))+1;&quot;&quot;);ROWS([.$A$25:.$A25]));2);&quot;&quot;)" office:value-type="string" office:string-value="TEST_HELM" calcext:value-type="string">
            <text:p>TEST_HELM</text:p>
          </table:table-cell>
          <table:table-cell table:style-name="ce28" table:number-matrix-columns-spanned="1" table:number-matrix-rows-spanned="1" table:formula="of:=IFERROR(INDEX([Armor.$D$2:.$G$500]; SMALL(IF(([.B$27]=[Armor.$D$2:.$D$500]); ROW([Armor.$D$2:.$D$500])-MIN(ROW([Armor.$D$2:.$D$500]))+1;&quot;&quot;);ROWS([.$A$25:.$A25]));2);&quot;&quot;)" office:value-type="string" office:string-value="TEST_TORSO" calcext:value-type="string">
            <text:p>TEST_TORSO</text:p>
          </table:table-cell>
          <table:table-cell table:style-name="ce28" table:number-matrix-columns-spanned="1" table:number-matrix-rows-spanned="1" table:formula="of:=IFERROR(INDEX([Armor.$D$2:.$G$500]; SMALL(IF(([.C$27]=[Armor.$D$2:.$D$500]); ROW([Armor.$D$2:.$D$500])-MIN(ROW([Armor.$D$2:.$D$500]))+1;&quot;&quot;);ROWS([.$A$25:.$A25]));2);&quot;&quot;)" office:value-type="string" office:string-value="TEST_ARMS" calcext:value-type="string">
            <text:p>TEST_ARMS</text:p>
          </table:table-cell>
          <table:table-cell table:style-name="ce28" table:number-matrix-columns-spanned="1" table:number-matrix-rows-spanned="1" table:formula="of:=IFERROR(INDEX([Armor.$D$2:.$G$500]; SMALL(IF(([.D$27]=[Armor.$D$2:.$D$500]); ROW([Armor.$D$2:.$D$500])-MIN(ROW([Armor.$D$2:.$D$500]))+1;&quot;&quot;);ROWS([.$A$25:.$A25]));2);&quot;&quot;)" office:value-type="string" office:string-value="TEST_LEGS" calcext:value-type="string">
            <text:p>TEST_LEGS</text:p>
          </table:table-cell>
          <table:table-cell table:style-name="ce28" table:number-matrix-columns-spanned="1" table:number-matrix-rows-spanned="1" table:formula="of:=IFERROR(INDEX([Armor.$D$2:.$G$500]; SMALL(IF(([.E$27]=[Armor.$D$2:.$D$500]); ROW([Armor.$D$2:.$D$500])-MIN(ROW([Armor.$D$2:.$D$500]))+1;&quot;&quot;);ROWS([.$A$25:.$A25]));2);&quot;&quot;)" office:value-type="string" office:string-value="TEST_HANDS" calcext:value-type="string">
            <text:p>TEST_HANDS</text:p>
          </table:table-cell>
          <table:table-cell table:style-name="ce28" table:number-matrix-columns-spanned="1" table:number-matrix-rows-spanned="1" table:formula="of:=IFERROR(INDEX([Armor.$D$2:.$G$500]; SMALL(IF(([.F$27]=[Armor.$D$2:.$D$500]); ROW([Armor.$D$2:.$D$500])-MIN(ROW([Armor.$D$2:.$D$500]))+1;&quot;&quot;);ROWS([.$A$25:.$A25]));2);&quot;&quot;)" office:value-type="string" office:string-value="TEST_FEET" calcext:value-type="string">
            <text:p>TEST_FEET</text:p>
          </table:table-cell>
          <table:table-cell table:style-name="ce35" table:number-matrix-columns-spanned="1" table:number-matrix-rows-spanned="1" table:formula="of:=IFERROR(INDEX([Armor.$D$2:.$G$500]; SMALL(IF(([.G$27]=[Armor.$D$2:.$D$500]); ROW([Armor.$D$2:.$D$500])-MIN(ROW([Armor.$D$2:.$D$500]))+1;&quot;&quot;);ROWS([.$A$25:.$A25]));2);&quot;&quot;)" office:value-type="string" office:string-value="TEST_BACK" calcext:value-type="string">
            <text:p>TEST_BACK</text:p>
          </table:table-cell>
          <table:table-cell table:style-name="ce26" table:number-matrix-columns-spanned="1" table:number-matrix-rows-spanned="1" table:formula="of:=IFERROR(INDEX([Clothes.$D$2:.$G$500]; SMALL(IF(([.H$27]=[Clothes.$D$2:.$D$500]); ROW([Clothes.$D$2:.$D$500])-MIN(ROW([Clothes.$D$2:.$D$500]))+1;&quot;&quot;);ROWS([.$A$25:.$A25]));2);&quot;&quot;)" office:value-type="string" office:string-value="TEST_HELM" calcext:value-type="string">
            <text:p>TEST_HELM</text:p>
          </table:table-cell>
          <table:table-cell table:style-name="ce28" table:number-matrix-columns-spanned="1" table:number-matrix-rows-spanned="1" table:formula="of:=IFERROR(INDEX([Clothes.$D$2:.$G$500]; SMALL(IF(([.I$27]=[Clothes.$D$2:.$D$500]); ROW([Clothes.$D$2:.$D$500])-MIN(ROW([Clothes.$D$2:.$D$500]))+1;&quot;&quot;);ROWS([.$A$25:.$A25]));2);&quot;&quot;)" office:value-type="string" office:string-value="TEST_TORSO" calcext:value-type="string">
            <text:p>TEST_TORSO</text:p>
          </table:table-cell>
          <table:table-cell table:style-name="ce28" table:number-matrix-columns-spanned="1" table:number-matrix-rows-spanned="1" table:formula="of:=IFERROR(INDEX([Clothes.$D$2:.$G$500]; SMALL(IF(([.J$27]=[Clothes.$D$2:.$D$500]); ROW([Clothes.$D$2:.$D$500])-MIN(ROW([Clothes.$D$2:.$D$500]))+1;&quot;&quot;);ROWS([.$A$25:.$A25]));2);&quot;&quot;)" office:value-type="string" office:string-value="TEST_ARMS" calcext:value-type="string">
            <text:p>TEST_ARMS</text:p>
          </table:table-cell>
          <table:table-cell table:style-name="ce28" table:number-matrix-columns-spanned="1" table:number-matrix-rows-spanned="1" table:formula="of:=IFERROR(INDEX([Clothes.$D$2:.$G$500]; SMALL(IF(([.K$27]=[Clothes.$D$2:.$D$500]); ROW([Clothes.$D$2:.$D$500])-MIN(ROW([Clothes.$D$2:.$D$500]))+1;&quot;&quot;);ROWS([.$A$25:.$A25]));2);&quot;&quot;)" office:value-type="string" office:string-value="TEST_LEGS" calcext:value-type="string">
            <text:p>TEST_LEGS</text:p>
          </table:table-cell>
          <table:table-cell table:style-name="ce28" table:number-matrix-columns-spanned="1" table:number-matrix-rows-spanned="1" table:formula="of:=IFERROR(INDEX([Clothes.$D$2:.$G$500]; SMALL(IF(([.L$27]=[Clothes.$D$2:.$D$500]); ROW([Clothes.$D$2:.$D$500])-MIN(ROW([Clothes.$D$2:.$D$500]))+1;&quot;&quot;);ROWS([.$A$25:.$A25]));2);&quot;&quot;)" office:value-type="string" office:string-value="TEST_HANDS" calcext:value-type="string">
            <text:p>TEST_HANDS</text:p>
          </table:table-cell>
          <table:table-cell table:style-name="ce28" table:number-matrix-columns-spanned="1" table:number-matrix-rows-spanned="1" table:formula="of:=IFERROR(INDEX([Clothes.$D$2:.$G$500]; SMALL(IF(([.M$27]=[Clothes.$D$2:.$D$500]); ROW([Clothes.$D$2:.$D$500])-MIN(ROW([Clothes.$D$2:.$D$500]))+1;&quot;&quot;);ROWS([.$A$25:.$A25]));2);&quot;&quot;)" office:value-type="string" office:string-value="TEST_FEET" calcext:value-type="string">
            <text:p>TEST_FEET</text:p>
          </table:table-cell>
          <table:table-cell table:style-name="ce35" table:number-matrix-columns-spanned="1" table:number-matrix-rows-spanned="1" table:formula="of:=IFERROR(INDEX([Clothes.$D$2:.$G$500]; SMALL(IF(([.N$27]=[Clothes.$D$2:.$D$500]); ROW([Clothes.$D$2:.$D$500])-MIN(ROW([Clothes.$D$2:.$D$500]))+1;&quot;&quot;);ROWS([.$A$25:.$A25]));2);&quot;&quot;)" office:value-type="string" office:string-value="TEST_BACK" calcext:value-type="string">
            <text:p>TEST_BACK</text:p>
          </table:table-cell>
          <table:table-cell table:style-name="ce26" table:number-matrix-columns-spanned="1" table:number-matrix-rows-spanned="1" table:formula="of:=IFERROR(INDEX([Tools.$D$2:.$G$500]; SMALL(IF(([.O$27]=[Tools.$D$2:.$D$500]); ROW([Tools.$D$2:.$D$500])-MIN(ROW([Tools.$D$2:.$D$500]))+1;&quot;&quot;);ROWS([.$A$25:.$A25]));2);&quot;&quot;)">
            <text:p/>
          </table:table-cell>
          <table:table-cell table:style-name="ce35" table:number-matrix-columns-spanned="1" table:number-matrix-rows-spanned="1" table:formula="of:=IFERROR(INDEX([Tools.$D$2:.$G$500]; SMALL(IF(([.P$27]=[Tools.$D$2:.$D$500]); ROW([Tools.$D$2:.$D$500])-MIN(ROW([Tools.$D$2:.$D$500]))+1;&quot;&quot;);ROWS([.$A$25:.$A2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29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29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29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29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2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0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0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0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0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1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1]));2);&quot;&quot;)">
            <text:p/>
          </table:table-cell>
          <table:table-cell table:style-name="ce30"/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1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1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1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2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2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2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2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3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3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3]));2);&quot;&quot;)">
            <text:p/>
          </table:table-cell>
          <table:table-cell table:style-name="ce30"/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3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3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4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4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4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4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5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5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5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5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8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39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39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39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39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39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0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0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0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0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0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1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1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1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1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1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2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2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2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2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2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3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3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3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3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3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4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4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4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4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4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5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5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5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5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5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6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6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6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6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6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7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7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7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7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7]));2);&quot;&quot;)">
            <text:p/>
          </table:table-cell>
          <table:table-cell table:number-columns-repeated="1008"/>
        </table:table-row>
        <table:table-row table:style-name="ro1">
          <table:table-cell table:style-name="ce24" table:number-matrix-columns-spanned="1" table:number-matrix-rows-spanned="1" table:formula="of:=IFERROR(INDEX([Armor.$D$2:.$G$500]; SMALL(IF(([.A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B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C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D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E$27]=[Armor.$D$2:.$D$500]); ROW([Armor.$D$2:.$D$500])-MIN(ROW([Armor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Armor.$D$2:.$G$500]; SMALL(IF(([.F$27]=[Armor.$D$2:.$D$500]); ROW([Armor.$D$2:.$D$500])-MIN(ROW([Armor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Armor.$D$2:.$G$500]; SMALL(IF(([.G$27]=[Armor.$D$2:.$D$500]); ROW([Armor.$D$2:.$D$500])-MIN(ROW([Armor.$D$2:.$D$500]))+1;&quot;&quot;);ROWS([.$A$25:.$A48]));2);&quot;&quot;)">
            <text:p/>
          </table:table-cell>
          <table:table-cell table:style-name="ce24" table:number-matrix-columns-spanned="1" table:number-matrix-rows-spanned="1" table:formula="of:=IFERROR(INDEX([Clothes.$D$2:.$G$500]; SMALL(IF(([.H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I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J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K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L$27]=[Clothes.$D$2:.$D$500]); ROW([Clothes.$D$2:.$D$500])-MIN(ROW([Clothes.$D$2:.$D$500]))+1;&quot;&quot;);ROWS([.$A$25:.$A48]));2);&quot;&quot;)">
            <text:p/>
          </table:table-cell>
          <table:table-cell table:style-name="ce30" table:number-matrix-columns-spanned="1" table:number-matrix-rows-spanned="1" table:formula="of:=IFERROR(INDEX([Clothes.$D$2:.$G$500]; SMALL(IF(([.M$27]=[Clothes.$D$2:.$D$500]); ROW([Clothes.$D$2:.$D$500])-MIN(ROW([Clothes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Clothes.$D$2:.$G$500]; SMALL(IF(([.N$27]=[Clothes.$D$2:.$D$500]); ROW([Clothes.$D$2:.$D$500])-MIN(ROW([Clothes.$D$2:.$D$500]))+1;&quot;&quot;);ROWS([.$A$25:.$A48]));2);&quot;&quot;)">
            <text:p/>
          </table:table-cell>
          <table:table-cell table:style-name="ce24" table:number-matrix-columns-spanned="1" table:number-matrix-rows-spanned="1" table:formula="of:=IFERROR(INDEX([Tools.$D$2:.$G$500]; SMALL(IF(([.O$27]=[Tools.$D$2:.$D$500]); ROW([Tools.$D$2:.$D$500])-MIN(ROW([Tools.$D$2:.$D$500]))+1;&quot;&quot;);ROWS([.$A$25:.$A48]));2);&quot;&quot;)">
            <text:p/>
          </table:table-cell>
          <table:table-cell table:style-name="ce10" table:number-matrix-columns-spanned="1" table:number-matrix-rows-spanned="1" table:formula="of:=IFERROR(INDEX([Tools.$D$2:.$G$500]; SMALL(IF(([.P$27]=[Tools.$D$2:.$D$500]); ROW([Tools.$D$2:.$D$500])-MIN(ROW([Tools.$D$2:.$D$500]))+1;&quot;&quot;);ROWS([.$A$25:.$A48]));2);&quot;&quot;)">
            <text:p/>
          </table:table-cell>
          <table:table-cell table:number-columns-repeated="1008"/>
        </table:table-row>
        <table:table-row table:style-name="ro1">
          <table:table-cell table:style-name="ce25" table:number-matrix-columns-spanned="1" table:number-matrix-rows-spanned="1" table:formula="of:=IFERROR(INDEX([Armor.$D$2:.$G$500]; SMALL(IF(([.A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B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C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D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E$27]=[Armor.$D$2:.$D$500]); ROW([Armor.$D$2:.$D$500])-MIN(ROW([Armor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Armor.$D$2:.$G$500]; SMALL(IF(([.F$27]=[Armor.$D$2:.$D$500]); ROW([Armor.$D$2:.$D$500])-MIN(ROW([Armor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Armor.$D$2:.$G$500]; SMALL(IF(([.G$27]=[Armor.$D$2:.$D$500]); ROW([Armor.$D$2:.$D$500])-MIN(ROW([Armor.$D$2:.$D$500]))+1;&quot;&quot;);ROWS([.$A$25:.$A49]));2);&quot;&quot;)">
            <text:p/>
          </table:table-cell>
          <table:table-cell table:style-name="ce25" table:number-matrix-columns-spanned="1" table:number-matrix-rows-spanned="1" table:formula="of:=IFERROR(INDEX([Clothes.$D$2:.$G$500]; SMALL(IF(([.H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I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J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K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L$27]=[Clothes.$D$2:.$D$500]); ROW([Clothes.$D$2:.$D$500])-MIN(ROW([Clothes.$D$2:.$D$500]))+1;&quot;&quot;);ROWS([.$A$25:.$A49]));2);&quot;&quot;)">
            <text:p/>
          </table:table-cell>
          <table:table-cell table:style-name="ce31" table:number-matrix-columns-spanned="1" table:number-matrix-rows-spanned="1" table:formula="of:=IFERROR(INDEX([Clothes.$D$2:.$G$500]; SMALL(IF(([.M$27]=[Clothes.$D$2:.$D$500]); ROW([Clothes.$D$2:.$D$500])-MIN(ROW([Clothes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Clothes.$D$2:.$G$500]; SMALL(IF(([.N$27]=[Clothes.$D$2:.$D$500]); ROW([Clothes.$D$2:.$D$500])-MIN(ROW([Clothes.$D$2:.$D$500]))+1;&quot;&quot;);ROWS([.$A$25:.$A49]));2);&quot;&quot;)">
            <text:p/>
          </table:table-cell>
          <table:table-cell table:style-name="ce25" table:number-matrix-columns-spanned="1" table:number-matrix-rows-spanned="1" table:formula="of:=IFERROR(INDEX([Tools.$D$2:.$G$500]; SMALL(IF(([.O$27]=[Tools.$D$2:.$D$500]); ROW([Tools.$D$2:.$D$500])-MIN(ROW([Tools.$D$2:.$D$500]))+1;&quot;&quot;);ROWS([.$A$25:.$A49]));2);&quot;&quot;)">
            <text:p/>
          </table:table-cell>
          <table:table-cell table:style-name="ce36" table:number-matrix-columns-spanned="1" table:number-matrix-rows-spanned="1" table:formula="of:=IFERROR(INDEX([Tools.$D$2:.$G$500]; SMALL(IF(([.P$27]=[Tools.$D$2:.$D$500]); ROW([Tools.$D$2:.$D$500])-MIN(ROW([Tools.$D$2:.$D$500]))+1;&quot;&quot;);ROWS([.$A$25:.$A49]));2);&quot;&quot;)">
            <text:p/>
          </table:table-cell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pons" table:style-name="ta1">
        <table:table-column table:style-name="co23" table:default-cell-style-name="ce43"/>
        <table:table-column table:style-name="co20" table:number-columns-repeated="2" table:default-cell-style-name="ce43"/>
        <table:table-column table:style-name="co24" table:default-cell-style-name="ce43"/>
        <table:table-column table:style-name="co19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number-columns-repeated="3" table:default-cell-style-name="ce45"/>
        <table:table-column table:style-name="co35" table:default-cell-style-name="ce45"/>
        <table:table-column table:style-name="co36" table:number-columns-repeated="2" table:default-cell-style-name="ce45"/>
        <table:table-column table:style-name="co37" table:default-cell-style-name="ce45"/>
        <table:table-column table:style-name="co38" table:number-columns-repeated="2" table:default-cell-style-name="ce45"/>
        <table:table-column table:style-name="co39" table:default-cell-style-name="ce45"/>
        <table:table-column table:style-name="co34" table:default-cell-style-name="ce45"/>
        <table:table-column table:style-name="co27" table:default-cell-style-name="ce45"/>
        <table:table-column table:style-name="co38" table:default-cell-style-name="ce45"/>
        <table:table-column table:style-name="co40" table:default-cell-style-name="ce45"/>
        <table:table-column table:style-name="co41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6" table:default-cell-style-name="ce45"/>
        <table:table-column table:style-name="co47" table:default-cell-style-name="ce45"/>
        <table:table-column table:style-name="co6" table:default-cell-style-name="ce45"/>
        <table:table-column table:style-name="co39" table:default-cell-style-name="ce45"/>
        <table:table-column table:style-name="co31" table:default-cell-style-name="ce45"/>
        <table:table-column table:style-name="co23" table:default-cell-style-name="ce45"/>
        <table:table-column table:style-name="co48" table:default-cell-style-name="ce45"/>
        <table:table-column table:style-name="co45" table:default-cell-style-name="ce45"/>
        <table:table-column table:style-name="co49" table:default-cell-style-name="ce45"/>
        <table:table-column table:style-name="co50" table:default-cell-style-name="ce45"/>
        <table:table-column table:style-name="co51" table:default-cell-style-name="ce45"/>
        <table:table-column table:style-name="co52" table:default-cell-style-name="ce45"/>
        <table:table-column table:style-name="co32" table:number-columns-repeated="5" table:default-cell-style-name="ce45"/>
        <table:table-column table:style-name="co40" table:default-cell-style-name="ce45"/>
        <table:table-column table:style-name="co39" table:default-cell-style-name="ce45"/>
        <table:table-column table:style-name="co1" table:number-columns-repeated="971" table:default-cell-style-name="ce43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Plur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escription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Tile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Skill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2HSize</text:p>
          </table:table-cell>
          <table:table-cell table:style-name="ce44" office:value-type="string" calcext:value-type="string">
            <text:p>Min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Block</text:p>
          </table:table-cell>
          <table:table-cell table:style-name="ce44" office:value-type="string" calcext:value-type="string">
            <text:p>Hits</text:p>
          </table:table-cell>
          <table:table-cell table:style-name="ce44" office:value-type="string" calcext:value-type="string">
            <text:p>Use</text:p>
          </table:table-cell>
          <table:table-cell table:style-name="ce44" office:value-type="string" calcext:value-type="string">
            <text:p>Improvement</text:p>
          </table:table-cell>
          <table:table-cell table:style-name="ce44" office:value-type="string" calcext:value-type="string">
            <text:p>Capacity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Wound</text:p>
          </table:table-cell>
          <table:table-cell table:style-name="ce46" office:value-type="string" calcext:value-type="string">
            <text:p>MatType</text:p>
          </table:table-cell>
          <table:table-cell table:style-name="ce46" office:value-type="string" calcext:value-type="string">
            <text:p>Tokens</text:p>
          </table:table-cell>
          <table:table-cell table:style-name="ce47" office:value-type="string" calcext:value-type="string">
            <text:p>Ranged</text:p>
          </table:table-cell>
          <table:table-cell table:style-name="ce47" office:value-type="string" calcext:value-type="string">
            <text:p>ShootForce</text:p>
          </table:table-cell>
          <table:table-cell table:style-name="ce47" office:value-type="string" calcext:value-type="string">
            <text:p>ShootVel</text:p>
          </table:table-cell>
          <table:table-cell table:style-name="ce48" office:value-type="string" calcext:value-type="string">
            <text:p>ArmorLevel</text:p>
          </table:table-cell>
          <table:table-cell table:style-name="ce48" office:value-type="string" calcext:value-type="string">
            <text:p>UBStep</text:p>
          </table:table-cell>
          <table:table-cell table:style-name="ce48" office:value-type="string" calcext:value-type="string">
            <text:p>LBStep</text:p>
          </table:table-cell>
          <table:table-cell table:style-name="ce48" office:value-type="string" calcext:value-type="string">
            <text:p>UPStep</text:p>
          </table:table-cell>
          <table:table-cell table:style-name="ce48" office:value-type="string" calcext:value-type="string">
            <text:p>Coverage</text:p>
          </table:table-cell>
          <table:table-cell table:style-name="ce48" office:value-type="string" calcext:value-type="string">
            <text:p>Layer</text:p>
          </table:table-cell>
          <table:table-cell table:style-name="ce48" office:value-type="string" calcext:value-type="string">
            <text:p>LayerSize</text:p>
          </table:table-cell>
          <table:table-cell table:style-name="ce48" office:value-type="string" calcext:value-type="string">
            <text:p>LayerPermit</text:p>
          </table:table-cell>
          <table:table-cell table:style-name="ce49" office:value-type="string" calcext:value-type="string">
            <text:p>#Attacks</text:p>
          </table:table-cell>
          <table:table-cell table:style-name="ce49" office:value-type="string" calcext:value-type="string">
            <text:p>Attack:1</text:p>
          </table:table-cell>
          <table:table-cell table:style-name="ce49" office:value-type="string" calcext:value-type="string">
            <text:p>Attack:2</text:p>
          </table:table-cell>
          <table:table-cell table:style-name="ce49" office:value-type="string" calcext:value-type="string">
            <text:p>Attack:3</text:p>
          </table:table-cell>
          <table:table-cell table:style-name="ce49" office:value-type="string" calcext:value-type="string">
            <text:p>Attack:4</text:p>
          </table:table-cell>
          <table:table-cell table:style-name="ce49" office:value-type="string" calcext:value-type="string">
            <text:p>Attack:5</text:p>
          </table:table-cell>
          <table:table-cell table:style-name="ce49" office:value-type="string" calcext:value-type="string">
            <text:p>Attack:6</text:p>
          </table:table-cell>
          <table:table-cell table:style-name="ce49" office:value-type="string" calcext:value-type="string">
            <text:p>Attack:7</text:p>
          </table:table-cell>
          <table:table-cell table:style-name="ce49" office:value-type="string" calcext:value-type="string">
            <text:p>Attack:8</text:p>
          </table:table-cell>
          <table:table-cell table:style-name="ce49" office:value-type="string" calcext:value-type="string">
            <text:p>Attack:9</text:p>
          </table:table-cell>
          <table:table-cell table:style-name="ce49" office:value-type="string" calcext:value-type="string">
            <text:p>Attack:10</text:p>
          </table:table-cell>
          <table:table-cell table:style-name="ce49" office:value-type="string" calcext:value-type="string">
            <text:p>Attack:1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WORD_SHORT</text:p>
          </table:table-cell>
          <table:table-cell office:value-type="string" calcext:value-type="string">
            <text:p>Short Sword</text:p>
          </table:table-cell>
          <table:table-cell table:number-columns-repeated="2"/>
          <table:table-cell office:value-type="string" calcext:value-type="string">
            <text:p>A description of the item can go here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 office:value-type="float" office:value="300" calcext:value-type="float">
            <text:p>300</text:p>
          </table:table-cell>
          <table:table-cell office:value-type="float" office:value="37500" calcext:value-type="float">
            <text:p>37500</text:p>
          </table:table-cell>
          <table:table-cell office:value-type="float" office:value="32500" calcext:value-type="float">
            <text:p>32500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CAN_STON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ATTACK:EDGE:20000:4000:slash:slashes:NO_SUB:1250</text:p>
            <text:p>ATTACK_PREPARE_AND_RECOVER:3:3</text:p>
          </table:table-cell>
          <table:table-cell office:value-type="string" calcext:value-type="string">
            <text:p>ATTACK:EDGE:50:2000:stab:stabs:NO_SUB:1000</text:p>
            <text:p>ATTACK_PREPARE_AND_RECOVER:3:3</text:p>
          </table:table-cell>
          <table:table-cell office:value-type="string" calcext:value-type="string">
            <text:p>ATTACK:BLUNT:20000:4000:slap:slaps:flat:1250</text:p>
            <text:p>ATTACK_PREPARE_AND_RECOVER:3:3</text:p>
          </table:table-cell>
          <table:table-cell office:value-type="string" calcext:value-type="string">
            <text:p>ATTACK:BLUNT:100:1000:strike:strikes:pommel:1000</text:p>
            <text:p>ATTACK_PREPARE_AND_RECOVER:3:3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3];&quot; &quot;;&quot;_&quot;))" office:value-type="string" office:string-value="LONG_SWORD" calcext:value-type="string">
            <text:p>LONG_SWORD</text:p>
          </table:table-cell>
          <table:table-cell office:value-type="string" calcext:value-type="string">
            <text:p>Long Swo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4];&quot; &quot;;&quot;_&quot;))" office:value-type="string" office:string-value="BROAD_SWORD" calcext:value-type="string">
            <text:p>BROAD_SWORD</text:p>
          </table:table-cell>
          <table:table-cell office:value-type="string" calcext:value-type="string">
            <text:p>Broad Swo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5];&quot; &quot;;&quot;_&quot;))" office:value-type="string" office:string-value="CLAYMORE" calcext:value-type="string">
            <text:p>CLAYMORE</text:p>
          </table:table-cell>
          <table:table-cell office:value-type="string" calcext:value-type="string">
            <text:p>Claymor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6];&quot; &quot;;&quot;_&quot;))" office:value-type="string" office:string-value="FALCHION" calcext:value-type="string">
            <text:p>FALCHION</text:p>
          </table:table-cell>
          <table:table-cell office:value-type="string" calcext:value-type="string">
            <text:p>Falch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7];&quot; &quot;;&quot;_&quot;))" office:value-type="string" office:string-value="RAPIER" calcext:value-type="string">
            <text:p>RAPIER</text:p>
          </table:table-cell>
          <table:table-cell office:value-type="string" calcext:value-type="string">
            <text:p>Rapi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8];&quot; &quot;;&quot;_&quot;))" office:value-type="string" office:string-value="CUTLASS" calcext:value-type="string">
            <text:p>CUTLASS</text:p>
          </table:table-cell>
          <table:table-cell office:value-type="string" calcext:value-type="string">
            <text:p>Cutlas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9];&quot; &quot;;&quot;_&quot;))" office:value-type="string" office:string-value="KHOPESH" calcext:value-type="string">
            <text:p>KHOPESH</text:p>
          </table:table-cell>
          <table:table-cell office:value-type="string" calcext:value-type="string">
            <text:p>Khopes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0];&quot; &quot;;&quot;_&quot;))" office:value-type="string" office:string-value="SCIMITAR" calcext:value-type="string">
            <text:p>SCIMITAR</text:p>
          </table:table-cell>
          <table:table-cell office:value-type="string" calcext:value-type="string">
            <text:p>Scimi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1];&quot; &quot;;&quot;_&quot;))" office:value-type="string" office:string-value="EPEE" calcext:value-type="string">
            <text:p>EPEE</text:p>
          </table:table-cell>
          <table:table-cell office:value-type="string" calcext:value-type="string">
            <text:p>Epe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2];&quot; &quot;;&quot;_&quot;))" office:value-type="string" office:string-value="ESTOC" calcext:value-type="string">
            <text:p>ESTOC</text:p>
          </table:table-cell>
          <table:table-cell office:value-type="string" calcext:value-type="string">
            <text:p>Esto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3];&quot; &quot;;&quot;_&quot;))" office:value-type="string" office:string-value="FLAMBERGE" calcext:value-type="string">
            <text:p>FLAMBERGE</text:p>
          </table:table-cell>
          <table:table-cell office:value-type="string" calcext:value-type="string">
            <text:p>Flamber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4];&quot; &quot;;&quot;_&quot;))" office:value-type="string" office:string-value="SPATHA" calcext:value-type="string">
            <text:p>SPATHA</text:p>
          </table:table-cell>
          <table:table-cell office:value-type="string" calcext:value-type="string">
            <text:p>Spath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5];&quot; &quot;;&quot;_&quot;))" office:value-type="string" office:string-value="KATANA" calcext:value-type="string">
            <text:p>KATANA</text:p>
          </table:table-cell>
          <table:table-cell office:value-type="string" calcext:value-type="string">
            <text:p>Katan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6];&quot; &quot;;&quot;_&quot;))" office:value-type="string" office:string-value="ZWEIHANDER" calcext:value-type="string">
            <text:p>ZWEIHANDER</text:p>
          </table:table-cell>
          <table:table-cell office:value-type="string" calcext:value-type="string">
            <text:p>Zweihand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7];&quot; &quot;;&quot;_&quot;))" office:value-type="string" office:string-value="GLADIUS" calcext:value-type="string">
            <text:p>GLADIUS</text:p>
          </table:table-cell>
          <table:table-cell office:value-type="string" calcext:value-type="string">
            <text:p>Gladi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8];&quot; &quot;;&quot;_&quot;))" office:value-type="string" office:string-value="KODACHI" calcext:value-type="string">
            <text:p>KODACHI</text:p>
          </table:table-cell>
          <table:table-cell office:value-type="string" calcext:value-type="string">
            <text:p>Kodach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19];&quot; &quot;;&quot;_&quot;))" office:value-type="string" office:string-value="KOPIS" calcext:value-type="string">
            <text:p>KOPIS</text:p>
          </table:table-cell>
          <table:table-cell office:value-type="string" calcext:value-type="string">
            <text:p>Kopi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table:formula="of:=UPPER(SUBSTITUTE([.F20];&quot; &quot;;&quot;_&quot;))" office:value-type="string" office:string-value="FALCATA" calcext:value-type="string">
            <text:p>FALCATA</text:p>
          </table:table-cell>
          <table:table-cell office:value-type="string" calcext:value-type="string">
            <text:p>Falcat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1];&quot; &quot;;&quot;_&quot;))" office:value-type="string" office:string-value="SICKLE" calcext:value-type="string">
            <text:p>SICKLE</text:p>
          </table:table-cell>
          <table:table-cell office:value-type="string" calcext:value-type="string">
            <text:p>Sick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2];&quot; &quot;;&quot;_&quot;))" office:value-type="string" office:string-value="DAGGER" calcext:value-type="string">
            <text:p>DAGGER</text:p>
          </table:table-cell>
          <table:table-cell office:value-type="string" calcext:value-type="string">
            <text:p>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3];&quot; &quot;;&quot;_&quot;))" office:value-type="string" office:string-value="STILETTO" calcext:value-type="string">
            <text:p>STILETTO</text:p>
          </table:table-cell>
          <table:table-cell office:value-type="string" calcext:value-type="string">
            <text:p>Stile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4];&quot; &quot;;&quot;_&quot;))" office:value-type="string" office:string-value="DIRK" calcext:value-type="string">
            <text:p>DIRK</text:p>
          </table:table-cell>
          <table:table-cell office:value-type="string" calcext:value-type="string">
            <text:p>Dir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5];&quot; &quot;;&quot;_&quot;))" office:value-type="string" office:string-value="HUNTING_DAGGER" calcext:value-type="string">
            <text:p>HUNTING_DAGGER</text:p>
          </table:table-cell>
          <table:table-cell office:value-type="string" calcext:value-type="string">
            <text:p>Hunting 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DAGGER</text:p>
          </table:table-cell>
          <table:table-cell table:formula="of:=UPPER(SUBSTITUTE([.F26];&quot; &quot;;&quot;_&quot;))" office:value-type="string" office:string-value="PARRYING_DAGGER" calcext:value-type="string">
            <text:p>PARRYING_DAGGER</text:p>
          </table:table-cell>
          <table:table-cell office:value-type="string" calcext:value-type="string">
            <text:p>Parrying Dagg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7];&quot; &quot;;&quot;_&quot;))" office:value-type="string" office:string-value="PICKAXE" calcext:value-type="string">
            <text:p>PICKAXE</text:p>
          </table:table-cell>
          <table:table-cell office:value-type="string" calcext:value-type="string">
            <text:p>Pick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8];&quot; &quot;;&quot;_&quot;))" office:value-type="string" office:string-value="MATTOCK" calcext:value-type="string">
            <text:p>MATTOCK</text:p>
          </table:table-cell>
          <table:table-cell office:value-type="string" calcext:value-type="string">
            <text:p>Matt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ICK</text:p>
          </table:table-cell>
          <table:table-cell table:formula="of:=UPPER(SUBSTITUTE([.F29];&quot; &quot;;&quot;_&quot;))" office:value-type="string" office:string-value="KAMA" calcext:value-type="string">
            <text:p>KAMA</text:p>
          </table:table-cell>
          <table:table-cell office:value-type="string" calcext:value-type="string">
            <text:p>Kam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0];&quot; &quot;;&quot;_&quot;))" office:value-type="string" office:string-value="BAGH_NAKA" calcext:value-type="string">
            <text:p>BAGH_NAKA</text:p>
          </table:table-cell>
          <table:table-cell office:value-type="string" calcext:value-type="string">
            <text:p>Bagh Nak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1];&quot; &quot;;&quot;_&quot;))" office:value-type="string" office:string-value="CESTUS" calcext:value-type="string">
            <text:p>CESTUS</text:p>
          </table:table-cell>
          <table:table-cell office:value-type="string" calcext:value-type="string">
            <text:p>Cestu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FIST</text:p>
          </table:table-cell>
          <table:table-cell table:formula="of:=UPPER(SUBSTITUTE([.F32];&quot; &quot;;&quot;_&quot;))" office:value-type="string" office:string-value="KATAR" calcext:value-type="string">
            <text:p>KATAR</text:p>
          </table:table-cell>
          <table:table-cell office:value-type="string" calcext:value-type="string">
            <text:p>Ka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3];&quot; &quot;;&quot;_&quot;))" office:value-type="string" office:string-value="GREAT_AXE" calcext:value-type="string">
            <text:p>GREAT_AXE</text:p>
          </table:table-cell>
          <table:table-cell office:value-type="string" calcext:value-type="string">
            <text:p>Great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4];&quot; &quot;;&quot;_&quot;))" office:value-type="string" office:string-value="BATTLE_AXE" calcext:value-type="string">
            <text:p>BATTLE_AXE</text:p>
          </table:table-cell>
          <table:table-cell office:value-type="string" calcext:value-type="string">
            <text:p>Battle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5];&quot; &quot;;&quot;_&quot;))" office:value-type="string" office:string-value="BROADAXE" calcext:value-type="string">
            <text:p>BROADAXE</text:p>
          </table:table-cell>
          <table:table-cell office:value-type="string" calcext:value-type="string">
            <text:p>Broad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6];&quot; &quot;;&quot;_&quot;))" office:value-type="string" office:string-value="HAND_AXE" calcext:value-type="string">
            <text:p>HAND_AXE</text:p>
          </table:table-cell>
          <table:table-cell office:value-type="string" calcext:value-type="string">
            <text:p>Hand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7];&quot; &quot;;&quot;_&quot;))" office:value-type="string" office:string-value="HATCHET" calcext:value-type="string">
            <text:p>HATCHET</text:p>
          </table:table-cell>
          <table:table-cell office:value-type="string" calcext:value-type="string">
            <text:p>Hatch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8];&quot; &quot;;&quot;_&quot;))" office:value-type="string" office:string-value="LABRYS" calcext:value-type="string">
            <text:p>LABRYS</text:p>
          </table:table-cell>
          <table:table-cell office:value-type="string" calcext:value-type="string">
            <text:p>Labry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39];&quot; &quot;;&quot;_&quot;))" office:value-type="string" office:string-value="BEARDED_AXE" calcext:value-type="string">
            <text:p>BEARDED_AXE</text:p>
          </table:table-cell>
          <table:table-cell office:value-type="string" calcext:value-type="string">
            <text:p>Bearded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AXE</text:p>
          </table:table-cell>
          <table:table-cell table:formula="of:=UPPER(SUBSTITUTE([.F40];&quot; &quot;;&quot;_&quot;))" office:value-type="string" office:string-value="TOMAHAWK" calcext:value-type="string">
            <text:p>TOMAHAWK</text:p>
          </table:table-cell>
          <table:table-cell office:value-type="string" calcext:value-type="string">
            <text:p>Tomahaw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1];&quot; &quot;;&quot;_&quot;))" office:value-type="string" office:string-value="CLUB" calcext:value-type="string">
            <text:p>CLUB</text:p>
          </table:table-cell>
          <table:table-cell office:value-type="string" calcext:value-type="string">
            <text:p>Clu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2];&quot; &quot;;&quot;_&quot;))" office:value-type="string" office:string-value="BO" calcext:value-type="string">
            <text:p>BO</text:p>
          </table:table-cell>
          <table:table-cell office:value-type="string" calcext:value-type="string">
            <text:p>B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3];&quot; &quot;;&quot;_&quot;))" office:value-type="string" office:string-value="MORNING_STAR" calcext:value-type="string">
            <text:p>MORNING_STAR</text:p>
          </table:table-cell>
          <table:table-cell office:value-type="string" calcext:value-type="string">
            <text:p>Morning St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4];&quot; &quot;;&quot;_&quot;))" office:value-type="string" office:string-value="FLAIL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5];&quot; &quot;;&quot;_&quot;))" office:value-type="string" office:string-value="HAMMER" calcext:value-type="string">
            <text:p>HAMMER</text:p>
          </table:table-cell>
          <table:table-cell office:value-type="string" calcext:value-type="string">
            <text:p>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6];&quot; &quot;;&quot;_&quot;))" office:value-type="string" office:string-value="WAR_HAMMER" calcext:value-type="string">
            <text:p>WAR_HAMMER</text:p>
          </table:table-cell>
          <table:table-cell office:value-type="string" calcext:value-type="string">
            <text:p>War 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7];&quot; &quot;;&quot;_&quot;))" office:value-type="string" office:string-value="MACE" calcext:value-type="string">
            <text:p>MACE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8];&quot; &quot;;&quot;_&quot;))" office:value-type="string" office:string-value="SLEDGEHAMMER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49];&quot; &quot;;&quot;_&quot;))" office:value-type="string" office:string-value="MAUL" calcext:value-type="string">
            <text:p>MAUL</text:p>
          </table:table-cell>
          <table:table-cell office:value-type="string" calcext:value-type="string">
            <text:p>Mau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0];&quot; &quot;;&quot;_&quot;))" office:value-type="string" office:string-value="STAFF" calcext:value-type="string">
            <text:p>STAFF</text:p>
          </table:table-cell>
          <table:table-cell office:value-type="string" calcext:value-type="string">
            <text:p>Sta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1];&quot; &quot;;&quot;_&quot;))" office:value-type="string" office:string-value="TONFA" calcext:value-type="string">
            <text:p>TONFA</text:p>
          </table:table-cell>
          <table:table-cell office:value-type="string" calcext:value-type="string">
            <text:p>Tonf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2];&quot; &quot;;&quot;_&quot;))" office:value-type="string" office:string-value="SCEPTER" calcext:value-type="string">
            <text:p>SCEPTER</text:p>
          </table:table-cell>
          <table:table-cell office:value-type="string" calcext:value-type="string">
            <text:p>Scep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CLUB</text:p>
          </table:table-cell>
          <table:table-cell table:formula="of:=UPPER(SUBSTITUTE([.F53];&quot; &quot;;&quot;_&quot;))" office:value-type="string" office:string-value="QUARTERSTAFF" calcext:value-type="string">
            <text:p>QUARTERSTAFF</text:p>
          </table:table-cell>
          <table:table-cell office:value-type="string" calcext:value-type="string">
            <text:p>Quarterstaf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4];&quot; &quot;;&quot;_&quot;))" office:value-type="string" office:string-value="LANCE" calcext:value-type="string">
            <text:p>LANCE</text:p>
          </table:table-cell>
          <table:table-cell office:value-type="string" calcext:value-type="string">
            <text:p>Lan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5];&quot; &quot;;&quot;_&quot;))" office:value-type="string" office:string-value="SPEAR" calcext:value-type="string">
            <text:p>SPEAR</text:p>
          </table:table-cell>
          <table:table-cell office:value-type="string" calcext:value-type="string">
            <text:p>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6];&quot; &quot;;&quot;_&quot;))" office:value-type="string" office:string-value="PIKE" calcext:value-type="string">
            <text:p>PIKE</text:p>
          </table:table-cell>
          <table:table-cell office:value-type="string" calcext:value-type="string">
            <text:p>Pi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7];&quot; &quot;;&quot;_&quot;))" office:value-type="string" office:string-value="PITCHFORK" calcext:value-type="string">
            <text:p>PITCHFORK</text:p>
          </table:table-cell>
          <table:table-cell office:value-type="string" calcext:value-type="string">
            <text:p>Pitchfor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8];&quot; &quot;;&quot;_&quot;))" office:value-type="string" office:string-value="TRIDENT" calcext:value-type="string">
            <text:p>TRIDENT</text:p>
          </table:table-cell>
          <table:table-cell office:value-type="string" calcext:value-type="string">
            <text:p>Triden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59];&quot; &quot;;&quot;_&quot;))" office:value-type="string" office:string-value="BOAR_SPEAR" calcext:value-type="string">
            <text:p>BOAR_SPEAR</text:p>
          </table:table-cell>
          <table:table-cell office:value-type="string" calcext:value-type="string">
            <text:p>Boar 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0];&quot; &quot;;&quot;_&quot;))" office:value-type="string" office:string-value="YARI" calcext:value-type="string">
            <text:p>YARI</text:p>
          </table:table-cell>
          <table:table-cell office:value-type="string" calcext:value-type="string">
            <text:p>Yar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1];&quot; &quot;;&quot;_&quot;))" office:value-type="string" office:string-value="SPETUM" calcext:value-type="string">
            <text:p>SPETUM</text:p>
          </table:table-cell>
          <table:table-cell office:value-type="string" calcext:value-type="string">
            <text:p>Spet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SPEAR</text:p>
          </table:table-cell>
          <table:table-cell table:formula="of:=UPPER(SUBSTITUTE([.F62];&quot; &quot;;&quot;_&quot;))" office:value-type="string" office:string-value="LONG_SPEAR" calcext:value-type="string">
            <text:p>LONG_SPEAR</text:p>
          </table:table-cell>
          <table:table-cell office:value-type="string" calcext:value-type="string">
            <text:p>Long Spea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3];&quot; &quot;;&quot;_&quot;))" office:value-type="string" office:string-value="BARDICHE" calcext:value-type="string">
            <text:p>BARDICHE</text:p>
          </table:table-cell>
          <table:table-cell office:value-type="string" calcext:value-type="string">
            <text:p>Bardic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4];&quot; &quot;;&quot;_&quot;))" office:value-type="string" office:string-value="GLAIVE" calcext:value-type="string">
            <text:p>GLAIVE</text:p>
          </table:table-cell>
          <table:table-cell office:value-type="string" calcext:value-type="string">
            <text:p>Glai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5];&quot; &quot;;&quot;_&quot;))" office:value-type="string" office:string-value="HALBERD" calcext:value-type="string">
            <text:p>HALBERD</text:p>
          </table:table-cell>
          <table:table-cell office:value-type="string" calcext:value-type="string">
            <text:p>Halber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6];&quot; &quot;;&quot;_&quot;))" office:value-type="string" office:string-value="NAGINATA" calcext:value-type="string">
            <text:p>NAGINATA</text:p>
          </table:table-cell>
          <table:table-cell office:value-type="string" calcext:value-type="string">
            <text:p>Naginat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7];&quot; &quot;;&quot;_&quot;))" office:value-type="string" office:string-value="POLEAXE" calcext:value-type="string">
            <text:p>POLEAXE</text:p>
          </table:table-cell>
          <table:table-cell office:value-type="string" calcext:value-type="string">
            <text:p>Pole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8];&quot; &quot;;&quot;_&quot;))" office:value-type="string" office:string-value="SCYTHE" calcext:value-type="string">
            <text:p>SCYTHE</text:p>
          </table:table-cell>
          <table:table-cell office:value-type="string" calcext:value-type="string">
            <text:p>Scyt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69];&quot; &quot;;&quot;_&quot;))" office:value-type="string" office:string-value="WAR_SCYTHE" calcext:value-type="string">
            <text:p>WAR_SCYTHE</text:p>
          </table:table-cell>
          <table:table-cell office:value-type="string" calcext:value-type="string">
            <text:p>War Scyt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0];&quot; &quot;;&quot;_&quot;))" office:value-type="string" office:string-value="VOULGE" calcext:value-type="string">
            <text:p>VOULGE</text:p>
          </table:table-cell>
          <table:table-cell office:value-type="string" calcext:value-type="string">
            <text:p>Voul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1];&quot; &quot;;&quot;_&quot;))" office:value-type="string" office:string-value="BEC_DE_CORBIN" calcext:value-type="string">
            <text:p>BEC_DE_CORBIN</text:p>
          </table:table-cell>
          <table:table-cell office:value-type="string" calcext:value-type="string">
            <text:p>Bec de Cor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POLEARM</text:p>
          </table:table-cell>
          <table:table-cell table:formula="of:=UPPER(SUBSTITUTE([.F72];&quot; &quot;;&quot;_&quot;))" office:value-type="string" office:string-value="LUCERNE_HAMMER" calcext:value-type="string">
            <text:p>LUCERNE_HAMMER</text:p>
          </table:table-cell>
          <table:table-cell office:value-type="string" calcext:value-type="string">
            <text:p>Lucerne Hamm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3];&quot; &quot;;&quot;_&quot;))" office:value-type="string" office:string-value="BULLWHIP" calcext:value-type="string">
            <text:p>BULLWHIP</text:p>
          </table:table-cell>
          <table:table-cell office:value-type="string" calcext:value-type="string">
            <text:p>Bull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4];&quot; &quot;;&quot;_&quot;))" office:value-type="string" office:string-value="CHAIN_WHIP" calcext:value-type="string">
            <text:p>CHAIN_WHIP</text:p>
          </table:table-cell>
          <table:table-cell office:value-type="string" calcext:value-type="string">
            <text:p>Chain 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5];&quot; &quot;;&quot;_&quot;))" office:value-type="string" office:string-value="WHIP" calcext:value-type="string">
            <text:p>WHIP</text:p>
          </table:table-cell>
          <table:table-cell office:value-type="string" calcext:value-type="string">
            <text:p>Whi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WHIP</text:p>
          </table:table-cell>
          <table:table-cell table:formula="of:=UPPER(SUBSTITUTE([.F76];&quot; &quot;;&quot;_&quot;))" office:value-type="string" office:string-value="LASSO" calcext:value-type="string">
            <text:p>LASSO</text:p>
          </table:table-cell>
          <table:table-cell office:value-type="string" calcext:value-type="string">
            <text:p>Lass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7];&quot; &quot;;&quot;_&quot;))" office:value-type="string" office:string-value="HARPOON" calcext:value-type="string">
            <text:p>HARPOON</text:p>
          </table:table-cell>
          <table:table-cell office:value-type="string" calcext:value-type="string">
            <text:p>Harpo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8];&quot; &quot;;&quot;_&quot;))" office:value-type="string" office:string-value="JAVELIN" calcext:value-type="string">
            <text:p>JAVELIN</text:p>
          </table:table-cell>
          <table:table-cell office:value-type="string" calcext:value-type="string">
            <text:p>Javel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79];&quot; &quot;;&quot;_&quot;))" office:value-type="string" office:string-value="PILUM" calcext:value-type="string">
            <text:p>PILUM</text:p>
          </table:table-cell>
          <table:table-cell office:value-type="string" calcext:value-type="string">
            <text:p>Pil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0];&quot; &quot;;&quot;_&quot;))" office:value-type="string" office:string-value="CHAKRAM" calcext:value-type="string">
            <text:p>CHAKRAM</text:p>
          </table:table-cell>
          <table:table-cell office:value-type="string" calcext:value-type="string">
            <text:p>Chakra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1];&quot; &quot;;&quot;_&quot;))" office:value-type="string" office:string-value="SHURIKEN" calcext:value-type="string">
            <text:p>SHURIKEN</text:p>
          </table:table-cell>
          <table:table-cell office:value-type="string" calcext:value-type="string">
            <text:p>Shurik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2];&quot; &quot;;&quot;_&quot;))" office:value-type="string" office:string-value="KUNAI" calcext:value-type="string">
            <text:p>KUNAI</text:p>
          </table:table-cell>
          <table:table-cell office:value-type="string" calcext:value-type="string">
            <text:p>Kuna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3];&quot; &quot;;&quot;_&quot;))" office:value-type="string" office:string-value="THROWING_KNIFE" calcext:value-type="string">
            <text:p>THROWING_KNIFE</text:p>
          </table:table-cell>
          <table:table-cell office:value-type="string" calcext:value-type="string">
            <text:p>Throwing Knif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4];&quot; &quot;;&quot;_&quot;))" office:value-type="string" office:string-value="THROWING_AXE" calcext:value-type="string">
            <text:p>THROWING_AXE</text:p>
          </table:table-cell>
          <table:table-cell office:value-type="string" calcext:value-type="string">
            <text:p>Throwing Ax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5];&quot; &quot;;&quot;_&quot;))" office:value-type="string" office:string-value="BOLAS" calcext:value-type="string">
            <text:p>BOLAS</text:p>
          </table:table-cell>
          <table:table-cell office:value-type="string" calcext:value-type="string">
            <text:p>Bol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THROWN</text:p>
          </table:table-cell>
          <table:table-cell table:formula="of:=UPPER(SUBSTITUTE([.F86];&quot; &quot;;&quot;_&quot;))" office:value-type="string" office:string-value="THROWING_DART" calcext:value-type="string">
            <text:p>THROWING_DART</text:p>
          </table:table-cell>
          <table:table-cell office:value-type="string" calcext:value-type="string">
            <text:p>Throwing D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7];&quot; &quot;;&quot;_&quot;))" office:value-type="string" office:string-value="LONG_BOW" calcext:value-type="string">
            <text:p>LONG_BOW</text:p>
          </table:table-cell>
          <table:table-cell office:value-type="string" calcext:value-type="string">
            <text:p>Long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8];&quot; &quot;;&quot;_&quot;))" office:value-type="string" office:string-value="SHORT_BOW" calcext:value-type="string">
            <text:p>SHORT_BOW</text:p>
          </table:table-cell>
          <table:table-cell office:value-type="string" calcext:value-type="string">
            <text:p>Short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89];&quot; &quot;;&quot;_&quot;))" office:value-type="string" office:string-value="RECURVE_BOW" calcext:value-type="string">
            <text:p>RECURVE_BOW</text:p>
          </table:table-cell>
          <table:table-cell office:value-type="string" calcext:value-type="string">
            <text:p>Recurve 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OW</text:p>
          </table:table-cell>
          <table:table-cell table:formula="of:=UPPER(SUBSTITUTE([.F90];&quot; &quot;;&quot;_&quot;))" office:value-type="string" office:string-value="DAIKYU" calcext:value-type="string">
            <text:p>DAIKYU</text:p>
          </table:table-cell>
          <table:table-cell office:value-type="string" calcext:value-type="string">
            <text:p>Daiky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1];&quot; &quot;;&quot;_&quot;))" office:value-type="string" office:string-value="CROSSBOW" calcext:value-type="string">
            <text:p>CROSSBOW</text:p>
          </table:table-cell>
          <table:table-cell office:value-type="string" calcext:value-type="string">
            <text:p>Cross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2];&quot; &quot;;&quot;_&quot;))" office:value-type="string" office:string-value="ARBALEST" calcext:value-type="string">
            <text:p>ARBALEST</text:p>
          </table:table-cell>
          <table:table-cell office:value-type="string" calcext:value-type="string">
            <text:p>Arbales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CROSSBOW</text:p>
          </table:table-cell>
          <table:table-cell table:formula="of:=UPPER(SUBSTITUTE([.F93];&quot; &quot;;&quot;_&quot;))" office:value-type="string" office:string-value="REPEATING_CROSSBOW" calcext:value-type="string">
            <text:p>REPEATING_CROSSBOW</text:p>
          </table:table-cell>
          <table:table-cell office:value-type="string" calcext:value-type="string">
            <text:p>Repeating Crossb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SLING</text:p>
          </table:table-cell>
          <table:table-cell table:formula="of:=UPPER(SUBSTITUTE([.F94];&quot; &quot;;&quot;_&quot;))" office:value-type="string" office:string-value="SLING" calcext:value-type="string">
            <text:p>SLING</text:p>
          </table:table-cell>
          <table:table-cell office:value-type="string" calcext:value-type="string">
            <text:p>Sl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SLING</text:p>
          </table:table-cell>
          <table:table-cell table:formula="of:=UPPER(SUBSTITUTE([.F95];&quot; &quot;;&quot;_&quot;))" office:value-type="string" office:string-value="KESTROS" calcext:value-type="string">
            <text:p>KESTROS</text:p>
          </table:table-cell>
          <table:table-cell office:value-type="string" calcext:value-type="string">
            <text:p>Kestro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LOWGUN</text:p>
          </table:table-cell>
          <table:table-cell table:formula="of:=UPPER(SUBSTITUTE([.F96];&quot; &quot;;&quot;_&quot;))" office:value-type="string" office:string-value="BLOWGUN" calcext:value-type="string">
            <text:p>BLOWGUN</text:p>
          </table:table-cell>
          <table:table-cell office:value-type="string" calcext:value-type="string">
            <text:p>Blowgu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BLOWGUN</text:p>
          </table:table-cell>
          <table:table-cell table:formula="of:=UPPER(SUBSTITUTE([.F97];&quot; &quot;;&quot;_&quot;))" office:value-type="string" office:string-value="FUKIYA" calcext:value-type="string">
            <text:p>FUKIYA</text:p>
          </table:table-cell>
          <table:table-cell office:value-type="string" calcext:value-type="string">
            <text:p>Fukiy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98];&quot; &quot;;&quot;_&quot;))" office:value-type="string" office:string-value="BLUNDERBUSS" calcext:value-type="string">
            <text:p>BLUNDERBUSS</text:p>
          </table:table-cell>
          <table:table-cell office:value-type="string" calcext:value-type="string">
            <text:p>Blunderbus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99];&quot; &quot;;&quot;_&quot;))" office:value-type="string" office:string-value="CARBINE" calcext:value-type="string">
            <text:p>CARBINE</text:p>
          </table:table-cell>
          <table:table-cell office:value-type="string" calcext:value-type="string">
            <text:p>Carbin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0];&quot; &quot;;&quot;_&quot;))" office:value-type="string" office:string-value="FLINTLOCK" calcext:value-type="string">
            <text:p>FLINTLOCK</text:p>
          </table:table-cell>
          <table:table-cell office:value-type="string" calcext:value-type="string">
            <text:p>Flintl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1];&quot; &quot;;&quot;_&quot;))" office:value-type="string" office:string-value="MUSKET" calcext:value-type="string">
            <text:p>MUSKET</text:p>
          </table:table-cell>
          <table:table-cell office:value-type="string" calcext:value-type="string">
            <text:p>Musk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2];&quot; &quot;;&quot;_&quot;))" office:value-type="string" office:string-value="MATCHLOCK" calcext:value-type="string">
            <text:p>MATCHLOCK</text:p>
          </table:table-cell>
          <table:table-cell office:value-type="string" calcext:value-type="string">
            <text:p>Matchlock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D</text:p>
          </table:table-cell>
          <table:table-cell office:value-type="string" calcext:value-type="string">
            <text:p>GUNPOWDER</text:p>
          </table:table-cell>
          <table:table-cell table:formula="of:=UPPER(SUBSTITUTE([.F103];&quot; &quot;;&quot;_&quot;))" office:value-type="string" office:string-value="PISTOL" calcext:value-type="string">
            <text:p>PISTOL</text:p>
          </table:table-cell>
          <table:table-cell office:value-type="string" calcext:value-type="string">
            <text:p>Pist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4];&quot; &quot;;&quot;_&quot;))" office:value-type="string" office:string-value="BUCKLER" calcext:value-type="string">
            <text:p>BUCKLER</text:p>
          </table:table-cell>
          <table:table-cell office:value-type="string" calcext:value-type="string">
            <text:p>Buckl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5];&quot; &quot;;&quot;_&quot;))" office:value-type="string" office:string-value="KITE_SHIELD" calcext:value-type="string">
            <text:p>KITE_SHIELD</text:p>
          </table:table-cell>
          <table:table-cell office:value-type="string" calcext:value-type="string">
            <text:p>Kite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6];&quot; &quot;;&quot;_&quot;))" office:value-type="string" office:string-value="HEATER_SHIELD" calcext:value-type="string">
            <text:p>HEATER_SHIELD</text:p>
          </table:table-cell>
          <table:table-cell office:value-type="string" calcext:value-type="string">
            <text:p>Heater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7];&quot; &quot;;&quot;_&quot;))" office:value-type="string" office:string-value="TARGE" calcext:value-type="string">
            <text:p>TARGE</text:p>
          </table:table-cell>
          <table:table-cell office:value-type="string" calcext:value-type="string">
            <text:p>Tar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8];&quot; &quot;;&quot;_&quot;))" office:value-type="string" office:string-value="GREAT_SHIELD" calcext:value-type="string">
            <text:p>GREAT_SHIELD</text:p>
          </table:table-cell>
          <table:table-cell office:value-type="string" calcext:value-type="string">
            <text:p>Great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09];&quot; &quot;;&quot;_&quot;))" office:value-type="string" office:string-value="TOWER_SHIELD" calcext:value-type="string">
            <text:p>TOWER_SHIELD</text:p>
          </table:table-cell>
          <table:table-cell office:value-type="string" calcext:value-type="string">
            <text:p>Tower Shie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office:value-type="string" calcext:value-type="string">
            <text:p>SHIELD</text:p>
          </table:table-cell>
          <table:table-cell table:formula="of:=UPPER(SUBSTITUTE([.F110];&quot; &quot;;&quot;_&quot;))" office:value-type="string" office:string-value="PARMA" calcext:value-type="string">
            <text:p>PARMA</text:p>
          </table:table-cell>
          <table:table-cell office:value-type="string" calcext:value-type="string">
            <text:p>Parma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or" table:style-name="ta1">
        <table:table-column table:style-name="co1" table:number-columns-repeated="1024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ePlural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Description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Tile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Skill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2HSize</text:p>
          </table:table-cell>
          <table:table-cell table:style-name="ce44" office:value-type="string" calcext:value-type="string">
            <text:p>Min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Block</text:p>
          </table:table-cell>
          <table:table-cell table:style-name="ce44" office:value-type="string" calcext:value-type="string">
            <text:p>Hits</text:p>
          </table:table-cell>
          <table:table-cell table:style-name="ce44" office:value-type="string" calcext:value-type="string">
            <text:p>Use</text:p>
          </table:table-cell>
          <table:table-cell table:style-name="ce44" office:value-type="string" calcext:value-type="string">
            <text:p>Improvement</text:p>
          </table:table-cell>
          <table:table-cell table:style-name="ce44" office:value-type="string" calcext:value-type="string">
            <text:p>Capacity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Wound</text:p>
          </table:table-cell>
          <table:table-cell table:style-name="ce46" office:value-type="string" calcext:value-type="string">
            <text:p>MatType</text:p>
          </table:table-cell>
          <table:table-cell table:style-name="ce46" office:value-type="string" calcext:value-type="string">
            <text:p>Tokens</text:p>
          </table:table-cell>
          <table:table-cell table:style-name="ce47" office:value-type="string" calcext:value-type="string">
            <text:p>Ranged</text:p>
          </table:table-cell>
          <table:table-cell table:style-name="ce47" office:value-type="string" calcext:value-type="string">
            <text:p>ShootForce</text:p>
          </table:table-cell>
          <table:table-cell table:style-name="ce47" office:value-type="string" calcext:value-type="string">
            <text:p>ShootVel</text:p>
          </table:table-cell>
          <table:table-cell table:style-name="ce48" office:value-type="string" calcext:value-type="string">
            <text:p>ArmorLevel</text:p>
          </table:table-cell>
          <table:table-cell table:style-name="ce48" office:value-type="string" calcext:value-type="string">
            <text:p>UBStep</text:p>
          </table:table-cell>
          <table:table-cell table:style-name="ce48" office:value-type="string" calcext:value-type="string">
            <text:p>LBStep</text:p>
          </table:table-cell>
          <table:table-cell table:style-name="ce48" office:value-type="string" calcext:value-type="string">
            <text:p>UPStep</text:p>
          </table:table-cell>
          <table:table-cell table:style-name="ce48" office:value-type="string" calcext:value-type="string">
            <text:p>Coverage</text:p>
          </table:table-cell>
          <table:table-cell table:style-name="ce48" office:value-type="string" calcext:value-type="string">
            <text:p>Layer</text:p>
          </table:table-cell>
          <table:table-cell table:style-name="ce48" office:value-type="string" calcext:value-type="string">
            <text:p>LayerSize</text:p>
          </table:table-cell>
          <table:table-cell table:style-name="ce48" office:value-type="string" calcext:value-type="string">
            <text:p>LayerPermit</text:p>
          </table:table-cell>
          <table:table-cell table:style-name="ce49" office:value-type="string" calcext:value-type="string">
            <text:p>#Attacks</text:p>
          </table:table-cell>
          <table:table-cell table:style-name="ce49" office:value-type="string" calcext:value-type="string">
            <text:p>Attack:1</text:p>
          </table:table-cell>
          <table:table-cell table:style-name="ce49" office:value-type="string" calcext:value-type="string">
            <text:p>Attack:2</text:p>
          </table:table-cell>
          <table:table-cell table:style-name="ce49" office:value-type="string" calcext:value-type="string">
            <text:p>Attack:3</text:p>
          </table:table-cell>
          <table:table-cell table:style-name="ce49" office:value-type="string" calcext:value-type="string">
            <text:p>Attack:4</text:p>
          </table:table-cell>
          <table:table-cell table:style-name="ce49" office:value-type="string" calcext:value-type="string">
            <text:p>Attack:5</text:p>
          </table:table-cell>
          <table:table-cell table:style-name="ce49" office:value-type="string" calcext:value-type="string">
            <text:p>Attack:6</text:p>
          </table:table-cell>
          <table:table-cell table:style-name="ce49" office:value-type="string" calcext:value-type="string">
            <text:p>Attack:7</text:p>
          </table:table-cell>
          <table:table-cell table:style-name="ce49" office:value-type="string" calcext:value-type="string">
            <text:p>Attack:8</text:p>
          </table:table-cell>
          <table:table-cell table:style-name="ce49" office:value-type="string" calcext:value-type="string">
            <text:p>Attack:9</text:p>
          </table:table-cell>
          <table:table-cell table:style-name="ce49" office:value-type="string" calcext:value-type="string">
            <text:p>Attack:10</text:p>
          </table:table-cell>
          <table:table-cell table:style-name="ce49" office:value-type="string" calcext:value-type="string">
            <text:p>Attack:11</text:p>
          </table:table-cell>
          <table:table-cell table:style-name="ce43" table:number-columns-repeated="971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ARMS</text:p>
          </table:table-cell>
          <table:table-cell office:value-type="string" calcext:value-type="string">
            <text:p>TEST_ARMS</text:p>
          </table:table-cell>
          <table:table-cell office:value-type="string" calcext:value-type="string">
            <text:p>Test A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TEST_BACK</text:p>
          </table:table-cell>
          <table:table-cell office:value-type="string" calcext:value-type="string">
            <text:p>Test Back</text:p>
          </table:table-cell>
          <table:table-cell table:number-columns-repeated="1018"/>
        </table:table-row>
      </table:table>
      <table:table table:name="Clothes" table:style-name="ta1">
        <table:table-column table:style-name="co1" table:number-columns-repeated="1024" table:default-cell-style-name="Default"/>
        <table:table-row table:style-name="ro1">
          <table:table-cell table:style-name="ce43" office:value-type="string" calcext:value-type="string">
            <text:p>Category</text:p>
          </table:table-cell>
          <table:table-cell table:style-name="ce43" office:value-type="string" calcext:value-type="string">
            <text:p>Ra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Item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ePlural</text:p>
          </table:table-cell>
          <table:table-cell table:style-name="ce43" office:value-type="string" calcext:value-type="string">
            <text:p>Adjective</text:p>
          </table:table-cell>
          <table:table-cell table:style-name="ce43" office:value-type="string" calcext:value-type="string">
            <text:p>Description</text:p>
          </table:table-cell>
          <table:table-cell table:style-name="ce44" office:value-type="string" calcext:value-type="string">
            <text:p>Level</text:p>
          </table:table-cell>
          <table:table-cell table:style-name="ce44" office:value-type="string" calcext:value-type="string">
            <text:p>Tile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Skill</text:p>
          </table:table-cell>
          <table:table-cell table:style-name="ce44" office:value-type="string" calcext:value-type="string">
            <text:p>Size</text:p>
          </table:table-cell>
          <table:table-cell table:style-name="ce44" office:value-type="string" calcext:value-type="string">
            <text:p>2HSize</text:p>
          </table:table-cell>
          <table:table-cell table:style-name="ce44" office:value-type="string" calcext:value-type="string">
            <text:p>MinSize</text:p>
          </table:table-cell>
          <table:table-cell table:style-name="ce44" office:value-type="string" calcext:value-type="string">
            <text:p>MatSize</text:p>
          </table:table-cell>
          <table:table-cell table:style-name="ce44" office:value-type="string" calcext:value-type="string">
            <text:p>Block</text:p>
          </table:table-cell>
          <table:table-cell table:style-name="ce44" office:value-type="string" calcext:value-type="string">
            <text:p>Hits</text:p>
          </table:table-cell>
          <table:table-cell table:style-name="ce44" office:value-type="string" calcext:value-type="string">
            <text:p>Use</text:p>
          </table:table-cell>
          <table:table-cell table:style-name="ce44" office:value-type="string" calcext:value-type="string">
            <text:p>Improvement</text:p>
          </table:table-cell>
          <table:table-cell table:style-name="ce44" office:value-type="string" calcext:value-type="string">
            <text:p>Capacity</text:p>
          </table:table-cell>
          <table:table-cell table:style-name="ce44" office:value-type="string" calcext:value-type="string">
            <text:p>OnEquip</text:p>
          </table:table-cell>
          <table:table-cell table:style-name="ce44" office:value-type="string" calcext:value-type="string">
            <text:p>OnAttack</text:p>
          </table:table-cell>
          <table:table-cell table:style-name="ce44" office:value-type="string" calcext:value-type="string">
            <text:p>OnParry</text:p>
          </table:table-cell>
          <table:table-cell table:style-name="ce44" office:value-type="string" calcext:value-type="string">
            <text:p>OnDodge</text:p>
          </table:table-cell>
          <table:table-cell table:style-name="ce44" office:value-type="string" calcext:value-type="string">
            <text:p>OnBlock</text:p>
          </table:table-cell>
          <table:table-cell table:style-name="ce44" office:value-type="string" calcext:value-type="string">
            <text:p>OnWound</text:p>
          </table:table-cell>
          <table:table-cell table:style-name="ce46" office:value-type="string" calcext:value-type="string">
            <text:p>MatType</text:p>
          </table:table-cell>
          <table:table-cell table:style-name="ce46" office:value-type="string" calcext:value-type="string">
            <text:p>Tokens</text:p>
          </table:table-cell>
          <table:table-cell table:style-name="ce47" office:value-type="string" calcext:value-type="string">
            <text:p>Ranged</text:p>
          </table:table-cell>
          <table:table-cell table:style-name="ce47" office:value-type="string" calcext:value-type="string">
            <text:p>ShootForce</text:p>
          </table:table-cell>
          <table:table-cell table:style-name="ce47" office:value-type="string" calcext:value-type="string">
            <text:p>ShootVel</text:p>
          </table:table-cell>
          <table:table-cell table:style-name="ce48" office:value-type="string" calcext:value-type="string">
            <text:p>ArmorLevel</text:p>
          </table:table-cell>
          <table:table-cell table:style-name="ce48" office:value-type="string" calcext:value-type="string">
            <text:p>UBStep</text:p>
          </table:table-cell>
          <table:table-cell table:style-name="ce48" office:value-type="string" calcext:value-type="string">
            <text:p>LBStep</text:p>
          </table:table-cell>
          <table:table-cell table:style-name="ce48" office:value-type="string" calcext:value-type="string">
            <text:p>UPStep</text:p>
          </table:table-cell>
          <table:table-cell table:style-name="ce48" office:value-type="string" calcext:value-type="string">
            <text:p>Coverage</text:p>
          </table:table-cell>
          <table:table-cell table:style-name="ce48" office:value-type="string" calcext:value-type="string">
            <text:p>Layer</text:p>
          </table:table-cell>
          <table:table-cell table:style-name="ce48" office:value-type="string" calcext:value-type="string">
            <text:p>LayerSize</text:p>
          </table:table-cell>
          <table:table-cell table:style-name="ce48" office:value-type="string" calcext:value-type="string">
            <text:p>LayerPermit</text:p>
          </table:table-cell>
          <table:table-cell table:style-name="ce49" office:value-type="string" calcext:value-type="string">
            <text:p>#Attacks</text:p>
          </table:table-cell>
          <table:table-cell table:style-name="ce49" office:value-type="string" calcext:value-type="string">
            <text:p>Attack:1</text:p>
          </table:table-cell>
          <table:table-cell table:style-name="ce49" office:value-type="string" calcext:value-type="string">
            <text:p>Attack:2</text:p>
          </table:table-cell>
          <table:table-cell table:style-name="ce49" office:value-type="string" calcext:value-type="string">
            <text:p>Attack:3</text:p>
          </table:table-cell>
          <table:table-cell table:style-name="ce49" office:value-type="string" calcext:value-type="string">
            <text:p>Attack:4</text:p>
          </table:table-cell>
          <table:table-cell table:style-name="ce49" office:value-type="string" calcext:value-type="string">
            <text:p>Attack:5</text:p>
          </table:table-cell>
          <table:table-cell table:style-name="ce49" office:value-type="string" calcext:value-type="string">
            <text:p>Attack:6</text:p>
          </table:table-cell>
          <table:table-cell table:style-name="ce49" office:value-type="string" calcext:value-type="string">
            <text:p>Attack:7</text:p>
          </table:table-cell>
          <table:table-cell table:style-name="ce49" office:value-type="string" calcext:value-type="string">
            <text:p>Attack:8</text:p>
          </table:table-cell>
          <table:table-cell table:style-name="ce49" office:value-type="string" calcext:value-type="string">
            <text:p>Attack:9</text:p>
          </table:table-cell>
          <table:table-cell table:style-name="ce49" office:value-type="string" calcext:value-type="string">
            <text:p>Attack:10</text:p>
          </table:table-cell>
          <table:table-cell table:style-name="ce49" office:value-type="string" calcext:value-type="string">
            <text:p>Attack:11</text:p>
          </table:table-cell>
          <table:table-cell table:style-name="ce43" table:number-columns-repeated="971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HEAD</text:p>
          </table:table-cell>
          <table:table-cell office:value-type="string" calcext:value-type="string">
            <text:p>TEST_HELM</text:p>
          </table:table-cell>
          <table:table-cell office:value-type="string" calcext:value-type="string">
            <text:p>Test He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TORSO</text:p>
          </table:table-cell>
          <table:table-cell office:value-type="string" calcext:value-type="string">
            <text:p>TEST_TORSO</text:p>
          </table:table-cell>
          <table:table-cell office:value-type="string" calcext:value-type="string">
            <text:p>Test Tor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ARMS</text:p>
          </table:table-cell>
          <table:table-cell office:value-type="string" calcext:value-type="string">
            <text:p>TEST_ARMS</text:p>
          </table:table-cell>
          <table:table-cell office:value-type="string" calcext:value-type="string">
            <text:p>Test A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LEGS</text:p>
          </table:table-cell>
          <table:table-cell office:value-type="string" calcext:value-type="string">
            <text:p>TEST_LEGS</text:p>
          </table:table-cell>
          <table:table-cell office:value-type="string" calcext:value-type="string">
            <text:p>Test Le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HANDS</text:p>
          </table:table-cell>
          <table:table-cell office:value-type="string" calcext:value-type="string">
            <text:p>TEST_HANDS</text:p>
          </table:table-cell>
          <table:table-cell office:value-type="string" calcext:value-type="string">
            <text:p>Test H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TEST_FEET</text:p>
          </table:table-cell>
          <table:table-cell office:value-type="string" calcext:value-type="string">
            <text:p>Test F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TEST_BACK</text:p>
          </table:table-cell>
          <table:table-cell office:value-type="string" calcext:value-type="string">
            <text:p>Test Back</text:p>
          </table:table-cell>
          <table:table-cell table:number-columns-repeated="1018"/>
        </table:table-row>
      </table:table>
      <table:table table:name="Tool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K1:Details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4:10:05.13528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3T12:30:09.335537964</dc:date>
    <dc:creator>Miles Engel</dc:creator>
    <meta:editing-duration>P4DT22H46M57S</meta:editing-duration>
    <meta:editing-cycles>23</meta:editing-cycles>
    <meta:generator>LibreOffice/4.3.7.2$Linux_X86_64 LibreOffice_project/430$Build-2</meta:generator>
    <meta:document-statistic meta:table-count="7" meta:cell-count="1602" meta:object-count="0"/>
  </office:meta>
</office:document-meta>
</file>